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132cm" table:align="left"/>
    </style:style>
    <style:style style:name="Table1.A" style:family="table-column">
      <style:table-column-properties style:column-width="5.992cm"/>
    </style:style>
    <style:style style:name="Table1.B" style:family="table-column">
      <style:table-column-properties style:column-width="0.469cm"/>
    </style:style>
    <style:style style:name="Table1.C" style:family="table-column">
      <style:table-column-properties style:column-width="1.67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4.499cm" fo:margin-left="2.501cm" table:align="left"/>
    </style:style>
    <style:style style:name="Table2.A" style:family="table-column">
      <style:table-column-properties style:column-width="2.974cm"/>
    </style:style>
    <style:style style:name="Table2.B" style:family="table-column">
      <style:table-column-properties style:column-width="0.743cm"/>
    </style:style>
    <style:style style:name="Table2.C" style:family="table-column">
      <style:table-column-properties style:column-width="10.783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5.75cm" fo:margin-left="1.251cm" table:align="left"/>
    </style:style>
    <style:style style:name="Table3.A" style:family="table-column">
      <style:table-column-properties style:column-width="4.362cm"/>
    </style:style>
    <style:style style:name="Table3.B" style:family="table-column">
      <style:table-column-properties style:column-width="0.469cm"/>
    </style:style>
    <style:style style:name="Table3.C" style:family="table-column">
      <style:table-column-properties style:column-width="10.91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5.75cm" fo:margin-left="1.251cm" table:align="left"/>
    </style:style>
    <style:style style:name="Table4.A" style:family="table-column">
      <style:table-column-properties style:column-width="4.138cm"/>
    </style:style>
    <style:style style:name="Table4.B" style:family="table-column">
      <style:table-column-properties style:column-width="0.469cm"/>
    </style:style>
    <style:style style:name="Table4.C" style:family="table-column">
      <style:table-column-properties style:column-width="11.142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7.003cm" table:align="left"/>
    </style:style>
    <style:style style:name="Table5.A" style:family="table-column">
      <style:table-column-properties style:column-width="4.863cm"/>
    </style:style>
    <style:style style:name="Table5.B" style:family="table-column">
      <style:table-column-properties style:column-width="0.469cm"/>
    </style:style>
    <style:style style:name="Table5.C" style:family="table-column">
      <style:table-column-properties style:column-width="1.67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1.845cm" fo:margin-left="2.501cm" table:align="left"/>
    </style:style>
    <style:style style:name="Table6.A" style:family="table-column">
      <style:table-column-properties style:column-width="1.759cm"/>
    </style:style>
    <style:style style:name="Table6.B" style:family="table-column">
      <style:table-column-properties style:column-width="0.469cm"/>
    </style:style>
    <style:style style:name="Table6.C" style:family="table-column">
      <style:table-column-properties style:column-width="9.617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5.75cm" fo:margin-left="1.251cm" table:align="left"/>
    </style:style>
    <style:style style:name="Table7.A" style:family="table-column">
      <style:table-column-properties style:column-width="4.835cm"/>
    </style:style>
    <style:style style:name="Table7.B" style:family="table-column">
      <style:table-column-properties style:column-width="0.469cm"/>
    </style:style>
    <style:style style:name="Table7.C" style:family="table-column">
      <style:table-column-properties style:column-width="10.446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3.716cm" fo:margin-left="2.501cm" table:align="left"/>
    </style:style>
    <style:style style:name="Table8.A" style:family="table-column">
      <style:table-column-properties style:column-width="0.219cm"/>
    </style:style>
    <style:style style:name="Table8.B" style:family="table-column">
      <style:table-column-properties style:column-width="1.986cm"/>
    </style:style>
    <style:style style:name="Table8.C" style:family="table-column">
      <style:table-column-properties style:column-width="0.637cm"/>
    </style:style>
    <style:style style:name="Table8.D" style:family="table-column">
      <style:table-column-properties style:column-width="10.874cm"/>
    </style:style>
    <style:style style:name="Table8.A1" style:family="table-cell">
      <style:table-cell-properties style:vertical-align="middle" fo:padding="0.049cm" fo:border="none"/>
    </style:style>
    <style:style style:name="P1" style:family="paragraph" style:parent-style-name="Preformatted_20_Text" style:list-style-name="L1"/>
    <style:style style:name="P2" style:family="paragraph" style:parent-style-name="Preformatted_20_Text" style:list-style-name="L1">
      <style:paragraph-properties fo:margin-top="0cm" fo:margin-bottom="0.499cm" style:contextual-spacing="false"/>
    </style:style>
    <style:style style:name="P3" style:family="paragraph" style:parent-style-name="Preformatted_20_Text" style:list-style-name="L2"/>
    <style:style style:name="P4" style:family="paragraph" style:parent-style-name="Preformatted_20_Text" style:list-style-name="L2">
      <style:paragraph-properties fo:margin-top="0cm" fo:margin-bottom="0.499cm" style:contextual-spacing="false"/>
    </style:style>
    <style:style style:name="P5" style:family="paragraph" style:parent-style-name="Preformatted_20_Text" style:list-style-name="L3"/>
    <style:style style:name="P6" style:family="paragraph" style:parent-style-name="Preformatted_20_Text" style:list-style-name="L3">
      <style:paragraph-properties fo:margin-top="0cm" fo:margin-bottom="0.499cm" style:contextual-spacing="false"/>
    </style:style>
    <style:style style:name="P7" style:family="paragraph" style:parent-style-name="Preformatted_20_Text" style:list-style-name="L4"/>
    <style:style style:name="P8" style:family="paragraph" style:parent-style-name="Preformatted_20_Text" style:list-style-name="L4">
      <style:paragraph-properties fo:margin-top="0cm" fo:margin-bottom="0.499cm" style:contextual-spacing="false"/>
    </style:style>
    <style:style style:name="P9" style:family="paragraph" style:parent-style-name="Preformatted_20_Text" style:list-style-name="L5"/>
    <style:style style:name="P10" style:family="paragraph" style:parent-style-name="Preformatted_20_Text" style:list-style-name="L5">
      <style:paragraph-properties fo:margin-top="0cm" fo:margin-bottom="0.499cm" style:contextual-spacing="false"/>
    </style:style>
    <style:style style:name="P11" style:family="paragraph" style:parent-style-name="Preformatted_20_Text" style:list-style-name="L6"/>
    <style:style style:name="P12" style:family="paragraph" style:parent-style-name="Preformatted_20_Text" style:list-style-name="L6">
      <style:paragraph-properties fo:margin-top="0cm" fo:margin-bottom="0.499cm" style:contextual-spacing="false"/>
    </style:style>
    <style:style style:name="P13" style:family="paragraph" style:parent-style-name="Preformatted_20_Text" style:list-style-name="L7"/>
    <style:style style:name="P14" style:family="paragraph" style:parent-style-name="Preformatted_20_Text" style:list-style-name="L7">
      <style:paragraph-properties fo:margin-top="0cm" fo:margin-bottom="0.499cm" style:contextual-spacing="false"/>
    </style:style>
    <style:style style:name="P15" style:family="paragraph" style:parent-style-name="Preformatted_20_Text" style:list-style-name="L8"/>
    <style:style style:name="P16" style:family="paragraph" style:parent-style-name="Preformatted_20_Text" style:list-style-name="L8">
      <style:paragraph-properties fo:margin-top="0cm" fo:margin-bottom="0.499cm" style:contextual-spacing="false"/>
    </style:style>
    <style:style style:name="P17" style:family="paragraph" style:parent-style-name="Preformatted_20_Text" style:list-style-name="L9"/>
    <style:style style:name="P18" style:family="paragraph" style:parent-style-name="Preformatted_20_Text" style:list-style-name="L9">
      <style:paragraph-properties fo:margin-top="0cm" fo:margin-bottom="0.499cm" style:contextual-spacing="false"/>
    </style:style>
    <style:style style:name="P19" style:family="paragraph" style:parent-style-name="Preformatted_20_Text" style:list-style-name="L10"/>
    <style:style style:name="P20" style:family="paragraph" style:parent-style-name="Preformatted_20_Text" style:list-style-name="L10">
      <style:paragraph-properties fo:margin-top="0cm" fo:margin-bottom="0.499cm" style:contextual-spacing="false"/>
    </style:style>
    <style:style style:name="P21" style:family="paragraph" style:parent-style-name="Preformatted_20_Text" style:list-style-name="L11"/>
    <style:style style:name="P22" style:family="paragraph" style:parent-style-name="Preformatted_20_Text" style:list-style-name="L11">
      <style:paragraph-properties fo:margin-top="0cm" fo:margin-bottom="0.499cm" style:contextual-spacing="false"/>
    </style:style>
    <style:style style:name="P23" style:family="paragraph" style:parent-style-name="Preformatted_20_Text" style:list-style-name="L12"/>
    <style:style style:name="P24" style:family="paragraph" style:parent-style-name="Preformatted_20_Text" style:list-style-name="L12">
      <style:paragraph-properties fo:margin-top="0cm" fo:margin-bottom="0.499cm" style:contextual-spacing="false"/>
    </style:style>
    <style:style style:name="P25" style:family="paragraph" style:parent-style-name="Preformatted_20_Text" style:list-style-name="L13"/>
    <style:style style:name="P26" style:family="paragraph" style:parent-style-name="Preformatted_20_Text" style:list-style-name="L13">
      <style:paragraph-properties fo:margin-top="0cm" fo:margin-bottom="0.499cm" style:contextual-spacing="false"/>
    </style:style>
    <style:style style:name="P27" style:family="paragraph" style:parent-style-name="Preformatted_20_Text" style:list-style-name="L14"/>
    <style:style style:name="P28" style:family="paragraph" style:parent-style-name="Preformatted_20_Text" style:list-style-name="L14">
      <style:paragraph-properties fo:margin-top="0cm" fo:margin-bottom="0.499cm" style:contextual-spacing="false"/>
    </style:style>
    <style:style style:name="P29" style:family="paragraph" style:parent-style-name="Preformatted_20_Text" style:list-style-name="L15"/>
    <style:style style:name="P30" style:family="paragraph" style:parent-style-name="Preformatted_20_Text" style:list-style-name="L15">
      <style:paragraph-properties fo:margin-top="0cm" fo:margin-bottom="0.499cm" style:contextual-spacing="false"/>
    </style:style>
    <style:style style:name="P31" style:family="paragraph" style:parent-style-name="Preformatted_20_Text" style:list-style-name="L16"/>
    <style:style style:name="P32" style:family="paragraph" style:parent-style-name="Preformatted_20_Text" style:list-style-name="L16">
      <style:paragraph-properties fo:margin-top="0cm" fo:margin-bottom="0.499cm" style:contextual-spacing="false"/>
    </style:style>
    <style:style style:name="P33" style:family="paragraph" style:parent-style-name="Preformatted_20_Text" style:list-style-name="L17"/>
    <style:style style:name="P34" style:family="paragraph" style:parent-style-name="Preformatted_20_Text" style:list-style-name="L17">
      <style:paragraph-properties fo:margin-top="0cm" fo:margin-bottom="0.499cm" style:contextual-spacing="false"/>
    </style:style>
    <style:style style:name="P35" style:family="paragraph" style:parent-style-name="Preformatted_20_Text" style:list-style-name="L18"/>
    <style:style style:name="P36" style:family="paragraph" style:parent-style-name="Preformatted_20_Text" style:list-style-name="L18">
      <style:paragraph-properties fo:margin-top="0cm" fo:margin-bottom="0.499cm" style:contextual-spacing="false"/>
    </style:style>
    <style:style style:name="P37" style:family="paragraph" style:parent-style-name="Preformatted_20_Text" style:list-style-name="L19"/>
    <style:style style:name="P38" style:family="paragraph" style:parent-style-name="Preformatted_20_Text" style:list-style-name="L19">
      <style:paragraph-properties fo:margin-top="0cm" fo:margin-bottom="0.499cm" style:contextual-spacing="false"/>
    </style:style>
    <style:style style:name="P39" style:family="paragraph" style:parent-style-name="Standard">
      <style:paragraph-properties fo:margin-top="0cm" fo:margin-bottom="0.499cm" style:contextual-spacing="false"/>
    </style:style>
    <style:style style:name="P40" style:family="paragraph" style:parent-style-name="Standard">
      <style:paragraph-properties fo:margin-top="0cm" fo:margin-bottom="0cm" style:contextual-spacing="false"/>
      <style:text-properties fo:font-size="2pt" style:font-size-asian="2pt" style:font-size-complex="2pt"/>
    </style:style>
    <style:style style:name="P41" style:family="paragraph" style:parent-style-name="Table_20_Contents">
      <style:text-properties fo:font-weight="bold"/>
    </style:style>
    <style:style style:name="P42" style:family="paragraph" style:parent-style-name="Table_20_Contents">
      <style:text-properties fo:font-size="2pt" style:font-size-asian="2pt" style:font-size-complex="2pt"/>
    </style:style>
    <style:style style:name="P43" style:family="paragraph" style:parent-style-name="Table_20_Contents">
      <style:paragraph-properties fo:text-align="start" style:justify-single-word="false"/>
    </style:style>
    <style:style style:name="P44" style:family="paragraph" style:parent-style-name="Text_20_body">
      <style:paragraph-properties fo:margin-top="0cm" fo:margin-bottom="0cm" style:contextual-spacing="false"/>
    </style:style>
    <style:style style:name="P45" style:family="paragraph" style:parent-style-name="Text_20_body" style:list-style-name="L1"/>
    <style:style style:name="P46" style:family="paragraph" style:parent-style-name="Text_20_body" style:list-style-name="L1">
      <style:paragraph-properties fo:margin-top="0cm" fo:margin-bottom="0cm" style:contextual-spacing="false"/>
    </style:style>
    <style:style style:name="P47" style:family="paragraph" style:parent-style-name="Text_20_body" style:list-style-name="L2"/>
    <style:style style:name="P48" style:family="paragraph" style:parent-style-name="Text_20_body" style:list-style-name="L2">
      <style:paragraph-properties fo:margin-top="0cm" fo:margin-bottom="0cm" style:contextual-spacing="false"/>
    </style:style>
    <style:style style:name="P49" style:family="paragraph" style:parent-style-name="Text_20_body" style:list-style-name="L3"/>
    <style:style style:name="P50" style:family="paragraph" style:parent-style-name="Text_20_body" style:list-style-name="L3">
      <style:paragraph-properties fo:margin-top="0cm" fo:margin-bottom="0cm" style:contextual-spacing="false"/>
    </style:style>
    <style:style style:name="P51" style:family="paragraph" style:parent-style-name="Text_20_body" style:list-style-name="L4"/>
    <style:style style:name="P52" style:family="paragraph" style:parent-style-name="Text_20_body" style:list-style-name="L4">
      <style:paragraph-properties fo:margin-top="0cm" fo:margin-bottom="0cm" style:contextual-spacing="false"/>
    </style:style>
    <style:style style:name="P53" style:family="paragraph" style:parent-style-name="Text_20_body" style:list-style-name="L5"/>
    <style:style style:name="P54" style:family="paragraph" style:parent-style-name="Text_20_body" style:list-style-name="L5">
      <style:paragraph-properties fo:margin-top="0cm" fo:margin-bottom="0cm" style:contextual-spacing="false"/>
    </style:style>
    <style:style style:name="P55" style:family="paragraph" style:parent-style-name="Text_20_body" style:list-style-name="L6"/>
    <style:style style:name="P56" style:family="paragraph" style:parent-style-name="Text_20_body" style:list-style-name="L6">
      <style:paragraph-properties fo:margin-top="0cm" fo:margin-bottom="0cm" style:contextual-spacing="false"/>
    </style:style>
    <style:style style:name="P57" style:family="paragraph" style:parent-style-name="Text_20_body" style:list-style-name="L7"/>
    <style:style style:name="P58" style:family="paragraph" style:parent-style-name="Text_20_body" style:list-style-name="L7">
      <style:paragraph-properties fo:margin-top="0cm" fo:margin-bottom="0cm" style:contextual-spacing="false"/>
    </style:style>
    <style:style style:name="P59" style:family="paragraph" style:parent-style-name="Text_20_body" style:list-style-name="L8"/>
    <style:style style:name="P60" style:family="paragraph" style:parent-style-name="Text_20_body" style:list-style-name="L8">
      <style:paragraph-properties fo:margin-top="0cm" fo:margin-bottom="0cm" style:contextual-spacing="false"/>
    </style:style>
    <style:style style:name="P61" style:family="paragraph" style:parent-style-name="Text_20_body" style:list-style-name="L9"/>
    <style:style style:name="P62" style:family="paragraph" style:parent-style-name="Text_20_body" style:list-style-name="L9">
      <style:paragraph-properties fo:margin-top="0cm" fo:margin-bottom="0cm" style:contextual-spacing="false"/>
    </style:style>
    <style:style style:name="P63" style:family="paragraph" style:parent-style-name="Text_20_body" style:list-style-name="L10"/>
    <style:style style:name="P64" style:family="paragraph" style:parent-style-name="Text_20_body" style:list-style-name="L10">
      <style:paragraph-properties fo:margin-top="0cm" fo:margin-bottom="0cm" style:contextual-spacing="false"/>
    </style:style>
    <style:style style:name="P65" style:family="paragraph" style:parent-style-name="Text_20_body" style:list-style-name="L11"/>
    <style:style style:name="P66" style:family="paragraph" style:parent-style-name="Text_20_body" style:list-style-name="L11">
      <style:paragraph-properties fo:margin-top="0cm" fo:margin-bottom="0cm" style:contextual-spacing="false"/>
    </style:style>
    <style:style style:name="P67" style:family="paragraph" style:parent-style-name="Text_20_body" style:list-style-name="L12"/>
    <style:style style:name="P68" style:family="paragraph" style:parent-style-name="Text_20_body" style:list-style-name="L12">
      <style:paragraph-properties fo:margin-top="0cm" fo:margin-bottom="0cm" style:contextual-spacing="false"/>
    </style:style>
    <style:style style:name="P69" style:family="paragraph" style:parent-style-name="Text_20_body" style:list-style-name="L13"/>
    <style:style style:name="P70" style:family="paragraph" style:parent-style-name="Text_20_body" style:list-style-name="L13">
      <style:paragraph-properties fo:margin-top="0cm" fo:margin-bottom="0cm" style:contextual-spacing="false"/>
    </style:style>
    <style:style style:name="P71" style:family="paragraph" style:parent-style-name="Text_20_body" style:list-style-name="L14"/>
    <style:style style:name="P72" style:family="paragraph" style:parent-style-name="Text_20_body" style:list-style-name="L14">
      <style:paragraph-properties fo:margin-top="0cm" fo:margin-bottom="0cm" style:contextual-spacing="false"/>
    </style:style>
    <style:style style:name="P73" style:family="paragraph" style:parent-style-name="Text_20_body" style:list-style-name="L15"/>
    <style:style style:name="P74" style:family="paragraph" style:parent-style-name="Text_20_body" style:list-style-name="L15">
      <style:paragraph-properties fo:margin-top="0cm" fo:margin-bottom="0cm" style:contextual-spacing="false"/>
    </style:style>
    <style:style style:name="P75" style:family="paragraph" style:parent-style-name="Text_20_body" style:list-style-name="L16"/>
    <style:style style:name="P76" style:family="paragraph" style:parent-style-name="Text_20_body" style:list-style-name="L16">
      <style:paragraph-properties fo:margin-top="0cm" fo:margin-bottom="0cm" style:contextual-spacing="false"/>
    </style:style>
    <style:style style:name="P77" style:family="paragraph" style:parent-style-name="Text_20_body" style:list-style-name="L17"/>
    <style:style style:name="P78" style:family="paragraph" style:parent-style-name="Text_20_body" style:list-style-name="L17">
      <style:paragraph-properties fo:margin-top="0cm" fo:margin-bottom="0cm" style:contextual-spacing="false"/>
    </style:style>
    <style:style style:name="P79" style:family="paragraph" style:parent-style-name="Text_20_body" style:list-style-name="L18"/>
    <style:style style:name="P80" style:family="paragraph" style:parent-style-name="Text_20_body" style:list-style-name="L18">
      <style:paragraph-properties fo:margin-top="0cm" fo:margin-bottom="0cm" style:contextual-spacing="false"/>
    </style:style>
    <style:style style:name="P81" style:family="paragraph" style:parent-style-name="Text_20_body" style:list-style-name="L19"/>
    <style:style style:name="P82" style:family="paragraph" style:parent-style-name="Text_20_body" style:list-style-name="L19">
      <style:paragraph-properties fo:margin-top="0cm" fo:margin-bottom="0cm" style:contextual-spacing="false"/>
    </style:style>
    <style:style style:name="T1" style:family="text">
      <style:text-properties fo:font-weight="bold"/>
    </style:style>
    <style:style style:name="T2" style:family="text">
      <style:text-properties fo:font-size="14pt" fo:font-weight="bold"/>
    </style:style>
    <style:style style:name="T3" style:family="text">
      <style:text-properties fo:font-style="italic"/>
    </style:style>
    <style:style style:name="T4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T2">Decompositions, Factorisations, Inverses and Equation Solvers (Dense Matrices)</text:span> </text:p>
      <text:p text:style-name="Horizontal_20_Line"/>
      <text:p text:style-name="P44"/>
      <text:p text:style-name="P40"><text:bookmark text:name="chol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1">R = chol( X )</text:p>
          </table:table-cell>
          <table:table-cell table:style-name="Table1.A1" office:value-type="string">
            <text:p text:style-name="Table_20_Contents">   </text:p>
          </table:table-cell>
          <table:table-cell table:style-name="Table1.A1" office:value-type="string">
            <text:p text:style-name="Table_20_Contents">(form 1)</text:p>
          </table:table-cell>
        </table:table-row>
        <table:table-row>
          <table:table-cell table:style-name="Table1.A1" office:value-type="string">
            <text:p text:style-name="P41">R = chol( X, layout )</text:p>
          </table:table-cell>
          <table:table-cell table:style-name="Table1.A1" office:value-type="string">
            <text:p text:style-name="Table_20_Contents">   </text:p>
          </table:table-cell>
          <table:table-cell table:style-name="Table1.A1" office:value-type="string">
            <text:p text:style-name="Table_20_Contents">(form 2)</text:p>
          </table:table-cell>
        </table:table-row>
        <table:table-row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Table_20_Contents">   </text:p>
          </table:table-cell>
          <table:table-cell table:style-name="Table1.A1" office:value-type="string">
            <text:p text:style-name="P42"/>
          </table:table-cell>
        </table:table-row>
        <table:table-row>
          <table:table-cell table:style-name="Table1.A1" office:value-type="string">
            <text:p text:style-name="P41">chol( R, X )</text:p>
          </table:table-cell>
          <table:table-cell table:style-name="Table1.A1" office:value-type="string">
            <text:p text:style-name="Table_20_Contents">   </text:p>
          </table:table-cell>
          <table:table-cell table:style-name="Table1.A1" office:value-type="string">
            <text:p text:style-name="Table_20_Contents">(form 3)</text:p>
          </table:table-cell>
        </table:table-row>
        <table:table-row>
          <table:table-cell table:style-name="Table1.A1" office:value-type="string">
            <text:p text:style-name="P41">chol( R, X, layout )</text:p>
          </table:table-cell>
          <table:table-cell table:style-name="Table1.A1" office:value-type="string">
            <text:p text:style-name="Table_20_Contents">   </text:p>
          </table:table-cell>
          <table:table-cell table:style-name="Table1.A1" office:value-type="string">
            <text:p text:style-name="Table_20_Contents">(form 4)</text:p>
          </table:table-cell>
        </table:table-row>
        <table:table-row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Table_20_Contents">   </text:p>
          </table:table-cell>
          <table:table-cell table:style-name="Table1.A1" office:value-type="string">
            <text:p text:style-name="P42"/>
          </table:table-cell>
        </table:table-row>
        <table:table-row>
          <table:table-cell table:style-name="Table1.A1" office:value-type="string">
            <text:p text:style-name="P41">chol( R, P, X, layout, "vector" )</text:p>
          </table:table-cell>
          <table:table-cell table:style-name="Table1.A1" office:value-type="string">
            <text:p text:style-name="Table_20_Contents">   </text:p>
          </table:table-cell>
          <table:table-cell table:style-name="Table1.A1" office:value-type="string">
            <text:p text:style-name="Table_20_Contents">(form 5)</text:p>
          </table:table-cell>
        </table:table-row>
        <table:table-row>
          <table:table-cell table:style-name="Table1.A1" office:value-type="string">
            <text:p text:style-name="P41">chol( R, P, X, layout, "matrix" )</text:p>
          </table:table-cell>
          <table:table-cell table:style-name="Table1.A1" office:value-type="string">
            <text:p text:style-name="Table_20_Contents">   </text:p>
          </table:table-cell>
          <table:table-cell table:style-name="Table1.A1" office:value-type="string">
            <text:p text:style-name="Table_20_Contents">(form 6)</text:p>
          </table:table-cell>
        </table:table-row>
      </table:table>
      <text:list xml:id="list582074469" text:style-name="L1">
        <text:list-item>
          <text:p text:style-name="P46">Cholesky decomposition of symmetric/hermitian matrix <text:span text:style-name="T3">X</text:span> into triangular matrix <text:span text:style-name="T3">R</text:span>, with an optional permutation vector/matrix <text:span text:style-name="T3">P</text:span> </text:p>
        </text:list-item>
        <text:list-item>
          <text:p text:style-name="P46">By default, <text:span text:style-name="T3">R</text:span> is upper triangular </text:p>
        </text:list-item>
        <text:list-item>
          <text:p text:style-name="P46">The optional argument <text:span text:style-name="T3">layout</text:span> is either <text:span text:style-name="Source_20_Text">"upper"</text:span> or <text:span text:style-name="Source_20_Text">"lower"</text:span>, which specifies whether <text:span text:style-name="T3">R</text:span> is upper or lower triangular </text:p>
        </text:list-item>
        <text:list-item>
          <text:p text:style-name="P46">Forms 1 to 4 require <text:span text:style-name="T3">X</text:span> to be positive definite </text:p>
        </text:list-item>
        <text:list-item>
          <text:p text:style-name="P46">Forms 5 to 6 require <text:span text:style-name="T3">X</text:span> to be positive semi-definite; pivoted decomposition provides a permutation vector/matrix <text:span text:style-name="T3">P</text:span> with type <text:a xlink:type="simple" xlink:href="https://arma.sourceforge.net/docs.html#Col" text:style-name="Internet_20_link" text:visited-style-name="Visited_20_Internet_20_Link">uvec</text:a> or <text:a xlink:type="simple" xlink:href="https://arma.sourceforge.net/docs.html#Mat" text:style-name="Internet_20_link" text:visited-style-name="Visited_20_Internet_20_Link">umat</text:a> </text:p>
        </text:list-item>
        <text:list-item>
          <text:p text:style-name="P46">The decomposition has the following form: </text:p>
          <text:list>
            <text:list-item>
              <text:p text:style-name="P46">forms 1 and 3: <text:span text:style-name="T3">X = R.t() * R</text:span> </text:p>
            </text:list-item>
            <text:list-item>
              <text:p text:style-name="P46">forms 2 and 4 with <text:span text:style-name="T3">layout = "upper"</text:span>: <text:span text:style-name="T3">X = R.t() * R</text:span> </text:p>
            </text:list-item>
            <text:list-item>
              <text:p text:style-name="P46">forms 2 and 4 with <text:span text:style-name="T3">layout = "lower"</text:span>: <text:span text:style-name="T3">X = R * R.t()</text:span> </text:p>
            </text:list-item>
            <text:list-item>
              <text:p text:style-name="P46">form 5 with <text:span text:style-name="T3">layout = "upper"</text:span>: <text:span text:style-name="T3">X(P,P) = R.t() * R</text:span>, where <text:span text:style-name="T3">X(P,P)</text:span> is a <text:a xlink:type="simple" xlink:href="https://arma.sourceforge.net/docs.html#submat" text:style-name="Internet_20_link" text:visited-style-name="Visited_20_Internet_20_Link">non-contiguous view</text:a> of <text:span text:style-name="T3">X</text:span> </text:p>
            </text:list-item>
            <text:list-item>
              <text:p text:style-name="P46">form 5 with <text:span text:style-name="T3">layout = "lower"</text:span>: <text:span text:style-name="T3">X(P,P) = R * R.t()</text:span>, where <text:span text:style-name="T3">X(P,P)</text:span> is a <text:a xlink:type="simple" xlink:href="https://arma.sourceforge.net/docs.html#submat" text:style-name="Internet_20_link" text:visited-style-name="Visited_20_Internet_20_Link">non-contiguous view</text:a> of <text:span text:style-name="T3">X</text:span> </text:p>
            </text:list-item>
            <text:list-item>
              <text:p text:style-name="P46">form 6 with <text:span text:style-name="T3">layout = "upper"</text:span>: <text:span text:style-name="T3">X = P * R.t() * R * P.t()</text:span> </text:p>
            </text:list-item>
            <text:list-item>
              <text:p text:style-name="P46">form 6 with <text:span text:style-name="T3">layout = "lower"</text:span>: <text:span text:style-name="T3">X = P * R * R.t() * P.t()</text:span> </text:p>
            </text:list-item>
          </text:list>
          <text:p text:style-name="P46"/>
        </text:list-item>
        <text:list-item>
          <text:p text:style-name="P46">If the decomposition fails: </text:p>
          <text:list>
            <text:list-item>
              <text:p text:style-name="P46">the forms <text:span text:style-name="T3">R = chol(X)</text:span> and <text:span text:style-name="T3">R = chol(X,layout)</text:span> reset <text:span text:style-name="T3">R</text:span> and throw a <text:span text:style-name="T3">std::runtime_error</text:span> exception </text:p>
            </text:list-item>
            <text:list-item>
              <text:p text:style-name="P46">the other forms reset <text:span text:style-name="T3">R</text:span> and <text:span text:style-name="T3">P</text:span>, and return a bool set to <text:span text:style-name="T3">false</text:span> (exception is not thrown) </text:p>
            </text:list-item>
          </text:list>
          <text:p text:style-name="P46"/>
        </text:list-item>
        <text:list-item>
          <text:p text:style-name="P46"><text:span text:style-name="T1">Caveat:</text:span> to find the inverse of a positive definite matrix, use <text:a xlink:type="simple" xlink:href="https://arma.sourceforge.net/docs.html#inv_sympd" text:style-name="Internet_20_link" text:visited-style-name="Visited_20_Internet_20_Link">inv_sympd()</text:a> </text:p>
        </text:list-item>
        <text:list-item>
          <text:p text:style-name="P45">Examples: </text:p>
          <text:list>
            <text:list-header>
              <text:p text:style-name="P1">mat A(5, 5, fill::randu);</text:p>
              <text:p text:style-name="P1">mat X = A.t()*A;</text:p>
              <text:p text:style-name="P1"/>
              <text:p text:style-name="P1">mat R1 = chol(X);</text:p>
              <text:p text:style-name="P1">mat R2 = chol(X, "lower");</text:p>
              <text:p text:style-name="P1"/>
              <text:p text:style-name="P1">mat R3;</text:p>
              <text:p text:style-name="P1">bool ok = chol(R3, X);</text:p>
              <text:p text:style-name="P1"/>
              <text:p text:style-name="P1"><text:soft-page-break/><text:s/>mat R;</text:p>
              <text:p text:style-name="P1">uvec P_vec;</text:p>
              <text:p text:style-name="P1">umat P_mat;</text:p>
              <text:p text:style-name="P1"/>
              <text:p text:style-name="P1">chol(R, P_vec, X, "upper", "vector");</text:p>
              <text:p text:style-name="P2">chol(R, P_mat, X, "lower", "matrix");</text:p>
            </text:list-header>
          </text:list>
          <text:p text:style-name="P46"/>
        </text:list-item>
        <text:list-item>
          <text:p text:style-name="P46">See also: </text:p>
          <text:list>
            <text:list-item>
              <text:p text:style-name="P46"><text:a xlink:type="simple" xlink:href="https://arma.sourceforge.net/docs.html#sqrtmat" text:style-name="Internet_20_link" text:visited-style-name="Visited_20_Internet_20_Link">sqrtmat()</text:a> </text:p>
            </text:list-item>
            <text:list-item>
              <text:p text:style-name="P46"><text:a xlink:type="simple" xlink:href="https://arma.sourceforge.net/docs.html#lu" text:style-name="Internet_20_link" text:visited-style-name="Visited_20_Internet_20_Link">lu()</text:a> </text:p>
            </text:list-item>
            <text:list-item>
              <text:p text:style-name="P46"><text:a xlink:type="simple" xlink:href="https://arma.sourceforge.net/docs.html#qr" text:style-name="Internet_20_link" text:visited-style-name="Visited_20_Internet_20_Link">qr()</text:a> </text:p>
            </text:list-item>
            <text:list-item>
              <text:p text:style-name="P46"><text:a xlink:type="simple" xlink:href="https://arma.sourceforge.net/docs.html#inv_sympd" text:style-name="Internet_20_link" text:visited-style-name="Visited_20_Internet_20_Link">inv_sympd()</text:a> </text:p>
            </text:list-item>
            <text:list-item>
              <text:p text:style-name="P46"><text:a xlink:type="simple" xlink:href="https://arma.sourceforge.net/docs.html#is_sympd" text:style-name="Internet_20_link" text:visited-style-name="Visited_20_Internet_20_Link">.is_sympd()</text:a> </text:p>
            </text:list-item>
            <text:list-item>
              <text:p text:style-name="P46"><text:a xlink:type="simple" xlink:href="https://mathworld.wolfram.com/CholeskyDecomposition.html" text:style-name="Internet_20_link" text:visited-style-name="Visited_20_Internet_20_Link">Cholesky decomposition in MathWorld</text:a> </text:p>
            </text:list-item>
            <text:list-item>
              <text:p text:style-name="P46"><text:a xlink:type="simple" xlink:href="https://en.wikipedia.org/wiki/Cholesky_decomposition" text:style-name="Internet_20_link" text:visited-style-name="Visited_20_Internet_20_Link">Cholesky decomposition in Wikipedia</text:a> </text:p>
            </text:list-item>
            <text:list-item>
              <text:p text:style-name="P46"><text:a xlink:type="simple" xlink:href="https://en.wikipedia.org/wiki/Definite_matrix" text:style-name="Internet_20_link" text:visited-style-name="Visited_20_Internet_20_Link">Definite matrix in Wikipedia</text:a> </text:p>
            </text:list-item>
          </text:list>
          <text:p text:style-name="P45"/>
        </text:list-item>
      </text:list>
      <text:p text:style-name="Horizontal_20_Line"/>
      <text:p text:style-name="P44"/>
      <text:p text:style-name="Text_20_body"><text:bookmark text:name="eig_sym"/><text:span text:style-name="T1">vec eigval = eig_sym( X )</text:span> <text:line-break/><text:line-break/><text:span text:style-name="T1">eig_sym( eigval, X )</text:span> <text:line-break/><text:line-break/><text:span text:style-name="T1">eig_sym( eigval, eigvec, X )</text:span> <text:line-break/><text:span text:style-name="T1">eig_sym( eigval, eigvec, X, method )</text:span> </text:p>
      <text:list xml:id="list3040565156" text:style-name="L2">
        <text:list-item>
          <text:p text:style-name="P48">Eigen decomposition of <text:span text:style-name="T1">dense</text:span> symmetric/hermitian matrix <text:span text:style-name="T3">X</text:span> </text:p>
        </text:list-item>
        <text:list-item>
          <text:p text:style-name="P48">The eigenvalues and corresponding eigenvectors are stored in <text:span text:style-name="T3">eigval</text:span> and <text:span text:style-name="T3">eigvec</text:span>, respectively </text:p>
        </text:list-item>
        <text:list-item>
          <text:p text:style-name="P48">The eigenvalues are in ascending order </text:p>
        </text:list-item>
        <text:list-item>
          <text:p text:style-name="P48">The eigenvectors are stored as column vectors </text:p>
        </text:list-item>
        <text:list-item>
          <text:p text:style-name="P48">If <text:span text:style-name="T3">X</text:span> is not square sized, a <text:span text:style-name="T3">std::logic_error</text:span> exception is thrown </text:p>
        </text:list-item>
        <text:list-item>
          <text:p text:style-name="P48">The <text:span text:style-name="T3">method</text:span> argument is optional; <text:span text:style-name="T3">method</text:span> is either <text:span text:style-name="Source_20_Text">"dc"</text:span> or <text:span text:style-name="Source_20_Text">"std"</text:span> </text:p>
          <text:list>
            <text:list-item>
              <text:p text:style-name="P48"><text:span text:style-name="Source_20_Text">"dc"</text:span> indicates divide-and-conquer method (default setting) </text:p>
            </text:list-item>
            <text:list-item>
              <text:p text:style-name="P48"><text:span text:style-name="Source_20_Text">"std"</text:span> indicates standard method </text:p>
            </text:list-item>
            <text:list-item>
              <text:p text:style-name="P48">the divide-and-conquer method provides slightly different results than the standard method, but is considerably faster for large matrices </text:p>
            </text:list-item>
          </text:list>
          <text:p text:style-name="P48"/>
        </text:list-item>
        <text:list-item>
          <text:p text:style-name="P48">If the decomposition fails: </text:p>
          <text:list>
            <text:list-item>
              <text:p text:style-name="P48"><text:span text:style-name="T3">eigval = eig_sym(X)</text:span> resets <text:span text:style-name="T3">eigval</text:span> and throws a <text:span text:style-name="T3">std::runtime_error</text:span> exception </text:p>
            </text:list-item>
            <text:list-item>
              <text:p text:style-name="P48"><text:span text:style-name="T3">eig_sym(eigval,X)</text:span> resets <text:span text:style-name="T3">eigval</text:span> and returns a bool set to <text:span text:style-name="T3">false</text:span> (exception is not thrown) </text:p>
            </text:list-item>
            <text:list-item>
              <text:p text:style-name="P48"><text:span text:style-name="T3">eig_sym(eigval,eigvec,X)</text:span> resets <text:span text:style-name="T3">eigval</text:span> &amp; <text:span text:style-name="T3">eigvec</text:span> and returns a bool set to <text:span text:style-name="T3">false</text:span> (exception is not thrown) </text:p>
            </text:list-item>
          </text:list>
          <text:p text:style-name="P48"/>
        </text:list-item>
        <text:list-item>
          <text:p text:style-name="P47">Examples: </text:p>
          <text:list>
            <text:list-header>
              <text:p text:style-name="P3"><text:soft-page-break/>// for matrices with real elements</text:p>
              <text:p text:style-name="P3"/>
              <text:p text:style-name="P3">mat A(50, 50, fill::randu);</text:p>
              <text:p text:style-name="P3">mat B = A.t()*A; <text:s/>// generate a symmetric matrix</text:p>
              <text:p text:style-name="P3"/>
              <text:p text:style-name="P3">vec eigval;</text:p>
              <text:p text:style-name="P3">mat eigvec;</text:p>
              <text:p text:style-name="P3"/>
              <text:p text:style-name="P3">eig_sym(eigval, eigvec, B);</text:p>
              <text:p text:style-name="P3"/>
              <text:p text:style-name="P3"/>
              <text:p text:style-name="P3">// for matrices with complex elements</text:p>
              <text:p text:style-name="P3"/>
              <text:p text:style-name="P3">cx_mat C(50, 50, fill::randu);</text:p>
              <text:p text:style-name="P3">cx_mat D = C.t()*C;</text:p>
              <text:p text:style-name="P3"/>
              <text:p text:style-name="P3"><text:s text:c="3"/>vec eigval2;</text:p>
              <text:p text:style-name="P3">cx_mat eigvec2;</text:p>
              <text:p text:style-name="P3"/>
              <text:p text:style-name="P4">eig_sym(eigval2, eigvec2, D);</text:p>
            </text:list-header>
          </text:list>
          <text:p text:style-name="P48"/>
        </text:list-item>
        <text:list-item>
          <text:p text:style-name="P48">See also: </text:p>
          <text:list>
            <text:list-item>
              <text:p text:style-name="P48"><text:a xlink:type="simple" xlink:href="https://arma.sourceforge.net/docs.html#eig_gen" text:style-name="Internet_20_link" text:visited-style-name="Visited_20_Internet_20_Link">eig_gen()</text:a> </text:p>
            </text:list-item>
            <text:list-item>
              <text:p text:style-name="P48"><text:a xlink:type="simple" xlink:href="https://arma.sourceforge.net/docs.html#eig_pair" text:style-name="Internet_20_link" text:visited-style-name="Visited_20_Internet_20_Link">eig_pair()</text:a> </text:p>
            </text:list-item>
            <text:list-item>
              <text:p text:style-name="P48"><text:a xlink:type="simple" xlink:href="https://arma.sourceforge.net/docs.html#svd" text:style-name="Internet_20_link" text:visited-style-name="Visited_20_Internet_20_Link">svd()</text:a> </text:p>
            </text:list-item>
            <text:list-item>
              <text:p text:style-name="P48"><text:a xlink:type="simple" xlink:href="https://arma.sourceforge.net/docs.html#svd_econ" text:style-name="Internet_20_link" text:visited-style-name="Visited_20_Internet_20_Link">svd_econ()</text:a> </text:p>
            </text:list-item>
            <text:list-item>
              <text:p text:style-name="P48"><text:a xlink:type="simple" xlink:href="https://arma.sourceforge.net/docs.html#princomp" text:style-name="Internet_20_link" text:visited-style-name="Visited_20_Internet_20_Link">princomp()</text:a> </text:p>
            </text:list-item>
            <text:list-item>
              <text:p text:style-name="P48"><text:a xlink:type="simple" xlink:href="https://arma.sourceforge.net/docs.html#eigs_sym" text:style-name="Internet_20_link" text:visited-style-name="Visited_20_Internet_20_Link">eigs_sym()</text:a> </text:p>
            </text:list-item>
            <text:list-item>
              <text:p text:style-name="P48"><text:a xlink:type="simple" xlink:href="https://arma.sourceforge.net/docs.html#is_symmetric" text:style-name="Internet_20_link" text:visited-style-name="Visited_20_Internet_20_Link">.is_symmetric()</text:a> </text:p>
            </text:list-item>
            <text:list-item>
              <text:p text:style-name="P48"><text:a xlink:type="simple" xlink:href="https://arma.sourceforge.net/docs.html#is_hermitian" text:style-name="Internet_20_link" text:visited-style-name="Visited_20_Internet_20_Link">.is_hermitian()</text:a> </text:p>
            </text:list-item>
            <text:list-item>
              <text:p text:style-name="P48"><text:a xlink:type="simple" xlink:href="https://mathworld.wolfram.com/EigenDecomposition.html" text:style-name="Internet_20_link" text:visited-style-name="Visited_20_Internet_20_Link">eigen decomposition in MathWorld</text:a> </text:p>
            </text:list-item>
            <text:list-item>
              <text:p text:style-name="P48"><text:a xlink:type="simple" xlink:href="https://en.wikipedia.org/wiki/Eigenvalues_and_eigenvectors" text:style-name="Internet_20_link" text:visited-style-name="Visited_20_Internet_20_Link">eigenvalues &amp; eigenvectors in Wikipedia</text:a> </text:p>
            </text:list-item>
            <text:list-item>
              <text:p text:style-name="P48"><text:a xlink:type="simple" xlink:href="https://en.wikipedia.org/wiki/Divide-and-conquer_eigenvalue_algorithm" text:style-name="Internet_20_link" text:visited-style-name="Visited_20_Internet_20_Link">divide &amp; conquer eigenvalue algorithm in Wikipedia</text:a> </text:p>
            </text:list-item>
          </text:list>
          <text:p text:style-name="P47"/>
        </text:list-item>
      </text:list>
      <text:p text:style-name="Horizontal_20_Line"/>
      <text:p text:style-name="P44"/>
      <text:p text:style-name="Text_20_body"><text:bookmark text:name="eig_gen"/><text:span text:style-name="T1">cx_vec eigval = eig_gen( X )</text:span> <text:line-break/><text:span text:style-name="T1">cx_vec eigval = eig_gen( X, bal )</text:span> <text:line-break/><text:line-break/><text:span text:style-name="T1">eig_gen( eigval, X )</text:span> <text:line-break/><text:span text:style-name="T1">eig_gen( eigval, X, bal )</text:span> <text:line-break/><text:line-break/><text:span text:style-name="T1">eig_gen( eigval, eigvec, X )</text:span> <text:line-break/><text:span text:style-name="T1">eig_gen( eigval, eigvec, X, bal )</text:span> <text:line-break/><text:line-break/><text:span text:style-name="T1">eig_gen( eigval, leigvec, reigvec, X )</text:span> <text:line-break/><text:span text:style-name="T1">eig_gen( eigval, leigvec, reigvec, X, bal )</text:span> </text:p>
      <text:list xml:id="list1828023403" text:style-name="L3">
        <text:list-item>
          <text:p text:style-name="P50">Eigen decomposition of <text:span text:style-name="T1">dense</text:span> general (non-symmetric/non-hermitian) square matrix <text:span text:style-name="T3">X</text:span> </text:p>
        </text:list-item>
        <text:list-item>
          <text:p text:style-name="P50"><text:soft-page-break/>The eigenvalues and corresponding right eigenvectors are stored in <text:span text:style-name="T3">eigval</text:span> and <text:span text:style-name="T3">eigvec</text:span>, respectively </text:p>
        </text:list-item>
        <text:list-item>
          <text:p text:style-name="P50">If both left and right eigenvectors are requested they are stored in <text:span text:style-name="T3">leigvec</text:span> and <text:span text:style-name="T3">reigvec</text:span>, respectively </text:p>
        </text:list-item>
        <text:list-item>
          <text:p text:style-name="P50">The eigenvectors are stored as column vectors </text:p>
        </text:list-item>
        <text:list-item>
          <text:p text:style-name="P50">The <text:span text:style-name="T3">bal</text:span> argument is optional; <text:span text:style-name="T3">bal</text:span> is one of: 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<text:span text:style-name="Source_20_Text">"balance"</text:span></text:p>
          </table:table-cell>
          <table:table-cell table:style-name="Table2.A1" office:value-type="string">
            <text:p text:style-name="Table_20_Contents"> ↦ </text:p>
          </table:table-cell>
          <table:table-cell table:style-name="Table2.A1" office:value-type="string">
            <text:p text:style-name="Table_20_Contents">diagonally scale and permute <text:span text:style-name="T3">X</text:span> to improve conditioning of the eigenvalues</text:p>
          </table:table-cell>
        </table:table-row>
        <table:table-row>
          <table:table-cell table:style-name="Table2.A1" office:value-type="string">
            <text:p text:style-name="Table_20_Contents"><text:span text:style-name="Source_20_Text">"nobalance"</text:span></text:p>
          </table:table-cell>
          <table:table-cell table:style-name="Table2.A1" office:value-type="string">
            <text:p text:style-name="Table_20_Contents"> ↦ </text:p>
          </table:table-cell>
          <table:table-cell table:style-name="Table2.A1" office:value-type="string">
            <text:p text:style-name="Table_20_Contents">do not balance <text:span text:style-name="T3">X</text:span>; this is the <text:span text:style-name="T1">default operation</text:span></text:p>
          </table:table-cell>
        </table:table-row>
      </table:table>
      <text:list xml:id="list25928922146269" text:continue-numbering="true" text:style-name="L3">
        <text:list-header>
          <text:p text:style-name="P50"/>
        </text:list-header>
        <text:list-item>
          <text:p text:style-name="P50">If <text:span text:style-name="T3">X</text:span> is not square sized, a <text:span text:style-name="T3">std::logic_error</text:span> exception is thrown </text:p>
        </text:list-item>
        <text:list-item>
          <text:p text:style-name="P50">If the decomposition fails: </text:p>
          <text:list>
            <text:list-item>
              <text:p text:style-name="P50"><text:span text:style-name="T3">eigval = eig_gen(X)</text:span> resets <text:span text:style-name="T3">eigval</text:span> and throws a <text:span text:style-name="T3">std::runtime_error</text:span> exception </text:p>
            </text:list-item>
            <text:list-item>
              <text:p text:style-name="P50"><text:span text:style-name="T3">eig_gen(eigval,X)</text:span> resets <text:span text:style-name="T3">eigval</text:span> and returns a bool set to <text:span text:style-name="T3">false</text:span> (exception is not thrown) </text:p>
            </text:list-item>
            <text:list-item>
              <text:p text:style-name="P50"><text:span text:style-name="T3">eig_gen(eigval,eigvec,X)</text:span> resets <text:span text:style-name="T3">eigval</text:span> &amp; <text:span text:style-name="T3">eigvec</text:span> and returns a bool set to <text:span text:style-name="T3">false</text:span> (exception is not thrown) </text:p>
            </text:list-item>
            <text:list-item>
              <text:p text:style-name="P50"><text:span text:style-name="T3">eig_gen(eigval,leigvec,reigvec,X)</text:span> resets <text:span text:style-name="T3">eigval</text:span>, <text:span text:style-name="T3">leigvec</text:span> &amp; <text:span text:style-name="T3">reigvec</text:span> and returns a bool set to <text:span text:style-name="T3">false</text:span> (exception is not thrown) </text:p>
            </text:list-item>
          </text:list>
          <text:p text:style-name="P50"/>
        </text:list-item>
        <text:list-item>
          <text:p text:style-name="P49">Examples: </text:p>
          <text:list>
            <text:list-header>
              <text:p text:style-name="P5">mat A(10, 10, fill::randu);</text:p>
              <text:p text:style-name="P5"/>
              <text:p text:style-name="P5">cx_vec eigval;</text:p>
              <text:p text:style-name="P5">cx_mat eigvec;</text:p>
              <text:p text:style-name="P5"/>
              <text:p text:style-name="P5">eig_gen(eigval, eigvec, A);</text:p>
              <text:p text:style-name="P6">eig_gen(eigval, eigvec, A, "balance");</text:p>
            </text:list-header>
          </text:list>
          <text:p text:style-name="P50"/>
        </text:list-item>
        <text:list-item>
          <text:p text:style-name="P50">See also: </text:p>
          <text:list>
            <text:list-item>
              <text:p text:style-name="P50"><text:a xlink:type="simple" xlink:href="https://arma.sourceforge.net/docs.html#eig_pair" text:style-name="Internet_20_link" text:visited-style-name="Visited_20_Internet_20_Link">eig_pair()</text:a> </text:p>
            </text:list-item>
            <text:list-item>
              <text:p text:style-name="P50"><text:a xlink:type="simple" xlink:href="https://arma.sourceforge.net/docs.html#eig_sym" text:style-name="Internet_20_link" text:visited-style-name="Visited_20_Internet_20_Link">eig_sym()</text:a> </text:p>
            </text:list-item>
            <text:list-item>
              <text:p text:style-name="P50"><text:a xlink:type="simple" xlink:href="https://arma.sourceforge.net/docs.html#svd" text:style-name="Internet_20_link" text:visited-style-name="Visited_20_Internet_20_Link">svd()</text:a> </text:p>
            </text:list-item>
            <text:list-item>
              <text:p text:style-name="P50"><text:a xlink:type="simple" xlink:href="https://arma.sourceforge.net/docs.html#svd_econ" text:style-name="Internet_20_link" text:visited-style-name="Visited_20_Internet_20_Link">svd_econ()</text:a> </text:p>
            </text:list-item>
            <text:list-item>
              <text:p text:style-name="P50"><text:a xlink:type="simple" xlink:href="https://arma.sourceforge.net/docs.html#schur" text:style-name="Internet_20_link" text:visited-style-name="Visited_20_Internet_20_Link">schur()</text:a> </text:p>
            </text:list-item>
            <text:list-item>
              <text:p text:style-name="P50"><text:a xlink:type="simple" xlink:href="https://arma.sourceforge.net/docs.html#eigs_gen" text:style-name="Internet_20_link" text:visited-style-name="Visited_20_Internet_20_Link">eigs_gen()</text:a> </text:p>
            </text:list-item>
            <text:list-item>
              <text:p text:style-name="P50"><text:a xlink:type="simple" xlink:href="https://mathworld.wolfram.com/EigenDecomposition.html" text:style-name="Internet_20_link" text:visited-style-name="Visited_20_Internet_20_Link">eigen decomposition in MathWorld</text:a> </text:p>
            </text:list-item>
            <text:list-item>
              <text:p text:style-name="P50"><text:a xlink:type="simple" xlink:href="https://en.wikipedia.org/wiki/Eigenvalues_and_eigenvectors" text:style-name="Internet_20_link" text:visited-style-name="Visited_20_Internet_20_Link">eigenvalues &amp; eigenvectors in Wikipedia</text:a> </text:p>
            </text:list-item>
          </text:list>
          <text:p text:style-name="P49"/>
        </text:list-item>
      </text:list>
      <text:p text:style-name="Horizontal_20_Line"/>
      <text:p text:style-name="P44"/>
      <text:p text:style-name="Text_20_body"><text:bookmark text:name="eig_pair"/><text:span text:style-name="T1">cx_vec eigval = eig_pair( A, B )</text:span> <text:line-break/><text:line-break/><text:span text:style-name="T1">eig_pair( eigval, A, B )</text:span> <text:line-break/><text:line-break/><text:soft-page-break/><text:span text:style-name="T1">eig_pair( eigval, eigvec, A, B )</text:span> <text:line-break/><text:line-break/><text:span text:style-name="T1">eig_pair( eigval, leigvec, reigvec, A, B )</text:span> </text:p>
      <text:list xml:id="list3183661598" text:style-name="L4">
        <text:list-item>
          <text:p text:style-name="P52">Eigen decomposition for pair of general <text:span text:style-name="T1">dense</text:span> square matrices <text:span text:style-name="T3">A</text:span> and <text:span text:style-name="T3">B</text:span> of the same size, such that <text:span text:style-name="T3">A*eigvec = B*eigvec*diagmat(eigval)</text:span> </text:p>
        </text:list-item>
        <text:list-item>
          <text:p text:style-name="P52">The eigenvalues and corresponding right eigenvectors are stored in <text:span text:style-name="T3">eigval</text:span> and <text:span text:style-name="T3">eigvec</text:span>, respectively </text:p>
        </text:list-item>
        <text:list-item>
          <text:p text:style-name="P52">If both left and right eigenvectors are requested they are stored in <text:span text:style-name="T3">leigvec</text:span> and <text:span text:style-name="T3">reigvec</text:span>, respectively </text:p>
        </text:list-item>
        <text:list-item>
          <text:p text:style-name="P52">The eigenvectors are stored as column vectors </text:p>
        </text:list-item>
        <text:list-item>
          <text:p text:style-name="P52">If <text:span text:style-name="T3">A</text:span> or <text:span text:style-name="T3">B</text:span> is not square sized, a <text:span text:style-name="T3">std::logic_error</text:span> exception is thrown </text:p>
        </text:list-item>
        <text:list-item>
          <text:p text:style-name="P52">If the decomposition fails: </text:p>
          <text:list>
            <text:list-item>
              <text:p text:style-name="P52"><text:span text:style-name="T3">eigval = eig_pair(A,B)</text:span> resets <text:span text:style-name="T3">eigval</text:span> and throws a <text:span text:style-name="T3">std::runtime_error</text:span> exception </text:p>
            </text:list-item>
            <text:list-item>
              <text:p text:style-name="P52"><text:span text:style-name="T3">eig_pair(eigval,A,B)</text:span> resets <text:span text:style-name="T3">eigval</text:span> and returns a bool set to <text:span text:style-name="T3">false</text:span> (exception is not thrown) </text:p>
            </text:list-item>
            <text:list-item>
              <text:p text:style-name="P52"><text:span text:style-name="T3">eig_pair(eigval,eigvec,A,B)</text:span> resets <text:span text:style-name="T3">eigval</text:span> &amp; <text:span text:style-name="T3">eigvec</text:span> and returns a bool set to <text:span text:style-name="T3">false</text:span> (exception is not thrown) </text:p>
            </text:list-item>
            <text:list-item>
              <text:p text:style-name="P52"><text:span text:style-name="T3">eig_pair(eigval,leigvec,reigvec,A,B)</text:span> resets <text:span text:style-name="T3">eigval</text:span>, <text:span text:style-name="T3">leigvec</text:span> &amp; <text:span text:style-name="T3">reigvec</text:span> and returns a bool set to <text:span text:style-name="T3">false</text:span> (exception is not thrown) </text:p>
            </text:list-item>
          </text:list>
          <text:p text:style-name="P52"/>
        </text:list-item>
        <text:list-item>
          <text:p text:style-name="P51">Examples: </text:p>
          <text:list>
            <text:list-header>
              <text:p text:style-name="P7">mat A(10, 10, fill::randu);</text:p>
              <text:p text:style-name="P7">mat B(10, 10, fill::randu);</text:p>
              <text:p text:style-name="P7"/>
              <text:p text:style-name="P7">cx_vec eigval;</text:p>
              <text:p text:style-name="P7">cx_mat eigvec;</text:p>
              <text:p text:style-name="P7"/>
              <text:p text:style-name="P8">eig_pair(eigval, eigvec, A, B);</text:p>
            </text:list-header>
          </text:list>
          <text:p text:style-name="P52"/>
        </text:list-item>
        <text:list-item>
          <text:p text:style-name="P52">See also: </text:p>
          <text:list>
            <text:list-item>
              <text:p text:style-name="P52"><text:a xlink:type="simple" xlink:href="https://arma.sourceforge.net/docs.html#eig_gen" text:style-name="Internet_20_link" text:visited-style-name="Visited_20_Internet_20_Link">eig_gen()</text:a> </text:p>
            </text:list-item>
            <text:list-item>
              <text:p text:style-name="P52"><text:a xlink:type="simple" xlink:href="https://arma.sourceforge.net/docs.html#eig_sym" text:style-name="Internet_20_link" text:visited-style-name="Visited_20_Internet_20_Link">eig_sym()</text:a> </text:p>
            </text:list-item>
            <text:list-item>
              <text:p text:style-name="P52"><text:a xlink:type="simple" xlink:href="https://arma.sourceforge.net/docs.html#qz" text:style-name="Internet_20_link" text:visited-style-name="Visited_20_Internet_20_Link">qz()</text:a> </text:p>
            </text:list-item>
            <text:list-item>
              <text:p text:style-name="P52"><text:a xlink:type="simple" xlink:href="https://mathworld.wolfram.com/EigenDecomposition.html" text:style-name="Internet_20_link" text:visited-style-name="Visited_20_Internet_20_Link">eigen decomposition in MathWorld</text:a> </text:p>
            </text:list-item>
            <text:list-item>
              <text:p text:style-name="P52"><text:a xlink:type="simple" xlink:href="https://en.wikipedia.org/wiki/Eigenvalues_and_eigenvectors" text:style-name="Internet_20_link" text:visited-style-name="Visited_20_Internet_20_Link">eigenvalues &amp; eigenvectors in Wikipedia</text:a> </text:p>
            </text:list-item>
          </text:list>
          <text:p text:style-name="P51"/>
        </text:list-item>
      </text:list>
      <text:p text:style-name="Horizontal_20_Line"/>
      <text:p text:style-name="P44"/>
      <text:p text:style-name="Text_20_body"><text:bookmark text:name="hess"/><text:span text:style-name="T1">H = hess( X )</text:span> <text:line-break/><text:line-break/><text:span text:style-name="T1">hess( H, X )</text:span> <text:line-break/><text:line-break/><text:span text:style-name="T1">hess( U, H, X )</text:span> </text:p>
      <text:list xml:id="list1762944766" text:style-name="L5">
        <text:list-item>
          <text:p text:style-name="P54">Upper Hessenberg decomposition of square matrix <text:span text:style-name="T3">X</text:span>, such that <text:span text:style-name="T3">X = U*H*U.t()</text:span> </text:p>
        </text:list-item>
        <text:list-item>
          <text:p text:style-name="P54"><text:span text:style-name="T3">U</text:span> is a unitary matrix containing the Hessenberg vectors </text:p>
        </text:list-item>
        <text:list-item>
          <text:p text:style-name="P54"><text:soft-page-break/><text:span text:style-name="T3">H</text:span> is a square matrix known as the upper Hessenberg matrix, with elements below the first subdiagonal set to zero </text:p>
        </text:list-item>
        <text:list-item>
          <text:p text:style-name="P54">If <text:span text:style-name="T3">X</text:span> is not square sized, a <text:span text:style-name="T3">std::logic_error</text:span> exception is thrown </text:p>
        </text:list-item>
        <text:list-item>
          <text:p text:style-name="P54">If the decomposition fails: </text:p>
          <text:list>
            <text:list-item>
              <text:p text:style-name="P54"><text:span text:style-name="T3">H = hess(X)</text:span> resets <text:span text:style-name="T3">H</text:span> and throws a <text:span text:style-name="T3">std::runtime_error</text:span> exception </text:p>
            </text:list-item>
            <text:list-item>
              <text:p text:style-name="P54"><text:span text:style-name="T3">hess(H,X)</text:span> resets <text:span text:style-name="T3">H</text:span> and returns a bool set to <text:span text:style-name="T3">false</text:span> (exception is not thrown) </text:p>
            </text:list-item>
            <text:list-item>
              <text:p text:style-name="P54"><text:span text:style-name="T3">hess(U,H,X)</text:span> resets <text:span text:style-name="T3">U</text:span> &amp; <text:span text:style-name="T3">H</text:span> and returns a bool set to <text:span text:style-name="T3">false</text:span> (exception is not thrown) </text:p>
            </text:list-item>
          </text:list>
          <text:p text:style-name="P54"/>
        </text:list-item>
        <text:list-item>
          <text:p text:style-name="P54"><text:span text:style-name="T1">Caveat:</text:span> in general, upper Hessenberg decomposition is not unique </text:p>
        </text:list-item>
        <text:list-item>
          <text:p text:style-name="P53">Examples: </text:p>
          <text:list>
            <text:list-header>
              <text:p text:style-name="P9">mat X(20,20, fill::randu);</text:p>
              <text:p text:style-name="P9"/>
              <text:p text:style-name="P9">mat U;</text:p>
              <text:p text:style-name="P9">mat H;</text:p>
              <text:p text:style-name="P9"/>
              <text:p text:style-name="P10">hess(U, H, X);</text:p>
            </text:list-header>
          </text:list>
          <text:p text:style-name="P54"/>
        </text:list-item>
        <text:list-item>
          <text:p text:style-name="P54">See also: </text:p>
          <text:list>
            <text:list-item>
              <text:p text:style-name="P54"><text:a xlink:type="simple" xlink:href="https://arma.sourceforge.net/docs.html#qz" text:style-name="Internet_20_link" text:visited-style-name="Visited_20_Internet_20_Link">qz()</text:a> </text:p>
            </text:list-item>
            <text:list-item>
              <text:p text:style-name="P54"><text:a xlink:type="simple" xlink:href="https://arma.sourceforge.net/docs.html#schur" text:style-name="Internet_20_link" text:visited-style-name="Visited_20_Internet_20_Link">schur()</text:a> </text:p>
            </text:list-item>
            <text:list-item>
              <text:p text:style-name="P54"><text:a xlink:type="simple" xlink:href="https://mathworld.wolfram.com/HessenbergDecomposition.html" text:style-name="Internet_20_link" text:visited-style-name="Visited_20_Internet_20_Link">Hessenberg decomposition in MathWorld</text:a> </text:p>
            </text:list-item>
            <text:list-item>
              <text:p text:style-name="P54"><text:a xlink:type="simple" xlink:href="https://en.wikipedia.org/wiki/Hessenberg_matrix" text:style-name="Internet_20_link" text:visited-style-name="Visited_20_Internet_20_Link">Hessenberg matrix in Wikipedia</text:a> </text:p>
            </text:list-item>
          </text:list>
          <text:p text:style-name="P53"/>
        </text:list-item>
      </text:list>
      <text:p text:style-name="Horizontal_20_Line"/>
      <text:p text:style-name="P44"/>
      <text:p text:style-name="Text_20_body"><text:bookmark text:name="inv"/><text:span text:style-name="T1">B = inv( A )</text:span> <text:line-break/><text:span text:style-name="T1">B = inv( A, settings )</text:span> <text:line-break/><text:line-break/><text:span text:style-name="T1">inv( B, A )</text:span> <text:line-break/><text:span text:style-name="T1">inv( B, A, settings )</text:span> <text:line-break/><text:line-break/><text:span text:style-name="T1">inv( B, rcond, A )</text:span> </text:p>
      <text:list xml:id="list1152749000" text:style-name="L6">
        <text:list-item>
          <text:p text:style-name="P56">Inverse of general square matrix <text:span text:style-name="T3">A</text:span> </text:p>
        </text:list-item>
        <text:list-item>
          <text:p text:style-name="P55">The <text:span text:style-name="T3">settings</text:span> argument is optional; it is one of the following: 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Contents"><text:span text:style-name="Source_20_Text">inv_opts::no_ugly</text:span></text:p>
          </table:table-cell>
          <table:table-cell table:style-name="Table3.A1" office:value-type="string">
            <text:p text:style-name="Table_20_Contents">   </text:p>
          </table:table-cell>
          <table:table-cell table:style-name="Table3.A1" office:value-type="string">
            <text:p text:style-name="Table_20_Contents">do not provide inverses for poorly conditioned matrices (where <text:span text:style-name="T3">rcond &lt; A.n_rows · </text:span><text:a xlink:type="simple" xlink:href="https://arma.sourceforge.net/docs.html#constants" text:style-name="Internet_20_link" text:visited-style-name="Visited_20_Internet_20_Link"><text:span text:style-name="T3">datum::eps</text:span></text:a>)</text:p>
          </table:table-cell>
        </table:table-row>
        <table:table-row>
          <table:table-cell table:style-name="Table3.A1" office:value-type="string">
            <text:p text:style-name="Table_20_Contents"><text:span text:style-name="Source_20_Text">inv_opts::allow_approx</text:span></text:p>
          </table:table-cell>
          <table:table-cell table:style-name="Table3.A1" office:value-type="string">
            <text:p text:style-name="Table_20_Contents">   </text:p>
          </table:table-cell>
          <table:table-cell table:style-name="Table3.A1" office:value-type="string">
            <text:p text:style-name="Table_20_Contents">provide approximate inverses (similar to <text:a xlink:type="simple" xlink:href="https://arma.sourceforge.net/docs.html#pinv" text:style-name="Internet_20_link" text:visited-style-name="Visited_20_Internet_20_Link">pinv</text:a>) for rank deficient or poorly conditioned matrices</text:p>
          </table:table-cell>
        </table:table-row>
      </table:table>
      <text:list xml:id="list25927491336614" text:continue-numbering="true" text:style-name="L6">
        <text:list-header>
          <text:p text:style-name="P56"/>
        </text:list-header>
        <text:list-item>
          <text:p text:style-name="P56">The reciprocal condition number is optionally calculated and stored in <text:span text:style-name="T3">rcond</text:span> </text:p>
          <text:list>
            <text:list-item>
              <text:p text:style-name="P56"><text:span text:style-name="T3">rcond</text:span> close to 1 suggests that <text:span text:style-name="T3">A</text:span> is well-conditioned </text:p>
            </text:list-item>
            <text:list-item>
              <text:p text:style-name="P56"><text:span text:style-name="T3">rcond</text:span> close to 0 suggests that <text:span text:style-name="T3">A</text:span> is badly conditioned </text:p>
            </text:list-item>
          </text:list>
          <text:p text:style-name="P56"/>
        </text:list-item>
        <text:list-item>
          <text:p text:style-name="P56">If <text:span text:style-name="T3">A</text:span> is not square sized, a <text:span text:style-name="T3">std::logic_error</text:span> exception is thrown </text:p>
        </text:list-item>
        <text:list-item>
          <text:p text:style-name="P56"><text:soft-page-break/>If <text:span text:style-name="T3">A</text:span> appears to be singular: </text:p>
          <text:list>
            <text:list-item>
              <text:p text:style-name="P56"><text:span text:style-name="T3">B = inv(A)</text:span> resets <text:span text:style-name="T3">B</text:span> and throws a <text:span text:style-name="T3">std::runtime_error</text:span> exception </text:p>
            </text:list-item>
            <text:list-item>
              <text:p text:style-name="P56"><text:span text:style-name="T3">inv(B,A)</text:span> resets <text:span text:style-name="T3">B</text:span> and returns a bool set to <text:span text:style-name="T3">false</text:span> (exception is not thrown) </text:p>
            </text:list-item>
            <text:list-item>
              <text:p text:style-name="P56"><text:span text:style-name="T3">inv(B,rcond,A)</text:span> resets <text:span text:style-name="T3">B</text:span>, sets <text:span text:style-name="T3">rcond</text:span> to zero, and returns a bool set to <text:span text:style-name="T3">false</text:span> (exception is not thrown) </text:p>
            </text:list-item>
          </text:list>
          <text:p text:style-name="P56"/>
        </text:list-item>
        <text:list-item>
          <text:p text:style-name="P56"><text:span text:style-name="T1">Caveats:</text:span> </text:p>
          <text:list>
            <text:list-item>
              <text:p text:style-name="P56">if matrix <text:span text:style-name="T3">A</text:span> is know to be symmetric positive definite, <text:a xlink:type="simple" xlink:href="https://arma.sourceforge.net/docs.html#inv_sympd" text:style-name="Internet_20_link" text:visited-style-name="Visited_20_Internet_20_Link">inv_sympd()</text:a> is faster </text:p>
            </text:list-item>
            <text:list-item>
              <text:p text:style-name="P56">if matrix <text:span text:style-name="T3">A</text:span> is know to be diagonal, use <text:span text:style-name="T3">inv( diagmat(A) )</text:span> </text:p>
            </text:list-item>
            <text:list-item>
              <text:p text:style-name="P56">if matrix <text:span text:style-name="T3">A</text:span> is know to be triangular, use <text:span text:style-name="T3">inv( trimatu(A) )</text:span> or <text:span text:style-name="T3">inv( trimatl(A) )</text:span> </text:p>
            </text:list-item>
            <text:list-item>
              <text:p text:style-name="P56">to solve a system of linear equations, such as <text:span text:style-name="T3">Z = inv(X) * Y</text:span>, <text:a xlink:type="simple" xlink:href="https://arma.sourceforge.net/docs.html#solve" text:style-name="Internet_20_link" text:visited-style-name="Visited_20_Internet_20_Link">solve()</text:a> can be faster and/or more accurate </text:p>
            </text:list-item>
          </text:list>
          <text:p text:style-name="P56"/>
        </text:list-item>
        <text:list-item>
          <text:p text:style-name="P55">Examples: </text:p>
          <text:list>
            <text:list-header>
              <text:p text:style-name="P11">mat A(5, 5, fill::randu);</text:p>
              <text:p text:style-name="P11"/>
              <text:p text:style-name="P11">mat B = inv(A);</text:p>
              <text:p text:style-name="P11"/>
              <text:p text:style-name="P11">mat C;</text:p>
              <text:p text:style-name="P11">bool success = inv(C, A);</text:p>
              <text:p text:style-name="P11"/>
              <text:p text:style-name="P11">mat D;</text:p>
              <text:p text:style-name="P11">double rcond_val;</text:p>
              <text:p text:style-name="P11">inv(D, rcond_val, A);</text:p>
              <text:p text:style-name="P11"/>
              <text:p text:style-name="P11">A.col(1).zeros();</text:p>
              <text:p text:style-name="P11">mat E;</text:p>
              <text:p text:style-name="P12">inv(E, A, inv_opts::allow_approx);</text:p>
            </text:list-header>
          </text:list>
          <text:p text:style-name="P56"/>
        </text:list-item>
        <text:list-item>
          <text:p text:style-name="P56">See also: </text:p>
          <text:list>
            <text:list-item>
              <text:p text:style-name="P56"><text:a xlink:type="simple" xlink:href="https://arma.sourceforge.net/docs.html#i_member" text:style-name="Internet_20_link" text:visited-style-name="Visited_20_Internet_20_Link">.i()</text:a> </text:p>
            </text:list-item>
            <text:list-item>
              <text:p text:style-name="P56"><text:a xlink:type="simple" xlink:href="https://arma.sourceforge.net/docs.html#inv_sympd" text:style-name="Internet_20_link" text:visited-style-name="Visited_20_Internet_20_Link">inv_sympd()</text:a> </text:p>
            </text:list-item>
            <text:list-item>
              <text:p text:style-name="P56"><text:a xlink:type="simple" xlink:href="https://arma.sourceforge.net/docs.html#rcond" text:style-name="Internet_20_link" text:visited-style-name="Visited_20_Internet_20_Link">rcond()</text:a> </text:p>
            </text:list-item>
            <text:list-item>
              <text:p text:style-name="P56"><text:a xlink:type="simple" xlink:href="https://arma.sourceforge.net/docs.html#pinv" text:style-name="Internet_20_link" text:visited-style-name="Visited_20_Internet_20_Link">pinv()</text:a> </text:p>
            </text:list-item>
            <text:list-item>
              <text:p text:style-name="P56"><text:a xlink:type="simple" xlink:href="https://arma.sourceforge.net/docs.html#solve" text:style-name="Internet_20_link" text:visited-style-name="Visited_20_Internet_20_Link">solve()</text:a> </text:p>
            </text:list-item>
            <text:list-item>
              <text:p text:style-name="P56"><text:a xlink:type="simple" xlink:href="https://arma.sourceforge.net/docs.html#diagmat" text:style-name="Internet_20_link" text:visited-style-name="Visited_20_Internet_20_Link">diagmat()</text:a> </text:p>
            </text:list-item>
            <text:list-item>
              <text:p text:style-name="P56"><text:a xlink:type="simple" xlink:href="https://arma.sourceforge.net/docs.html#trimat" text:style-name="Internet_20_link" text:visited-style-name="Visited_20_Internet_20_Link">trimatu() / trimatl()</text:a> </text:p>
            </text:list-item>
            <text:list-item>
              <text:p text:style-name="P56"><text:a xlink:type="simple" xlink:href="https://arma.sourceforge.net/docs.html#powmat" text:style-name="Internet_20_link" text:visited-style-name="Visited_20_Internet_20_Link">powmat()</text:a> </text:p>
            </text:list-item>
            <text:list-item>
              <text:p text:style-name="P56"><text:a xlink:type="simple" xlink:href="https://mathworld.wolfram.com/MatrixInverse.html" text:style-name="Internet_20_link" text:visited-style-name="Visited_20_Internet_20_Link">matrix inverse in MathWorld</text:a> </text:p>
            </text:list-item>
            <text:list-item>
              <text:p text:style-name="P56"><text:a xlink:type="simple" xlink:href="https://en.wikipedia.org/wiki/Invertible_matrix" text:style-name="Internet_20_link" text:visited-style-name="Visited_20_Internet_20_Link">invertible matrix in Wikipedia</text:a> </text:p>
            </text:list-item>
          </text:list>
          <text:p text:style-name="P55"/>
        </text:list-item>
      </text:list>
      <text:p text:style-name="Horizontal_20_Line"/>
      <text:p text:style-name="P44"/>
      <text:p text:style-name="Text_20_body"><text:bookmark text:name="inv_sympd"/><text:span text:style-name="T1">B = inv_sympd( A )</text:span> <text:line-break/><text:span text:style-name="T1">B = inv_sympd( A, settings )</text:span> <text:line-break/><text:line-break/><text:span text:style-name="T1">inv_sympd( B, A )</text:span> <text:line-break/><text:soft-page-break/><text:span text:style-name="T1">inv_sympd( B, A, settings )</text:span> <text:line-break/><text:line-break/><text:span text:style-name="T1">inv_sympd( B, rcond, A )</text:span> </text:p>
      <text:list xml:id="list1294224170" text:style-name="L7">
        <text:list-item>
          <text:p text:style-name="P58">Inverse of symmetric/hermitian positive definite matrix <text:span text:style-name="T3">A</text:span> </text:p>
        </text:list-item>
        <text:list-item>
          <text:p text:style-name="P57">The <text:span text:style-name="T3">settings</text:span> argument is optional; it is one of the following: 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Contents"><text:span text:style-name="Source_20_Text">inv_opts::no_ugly</text:span></text:p>
          </table:table-cell>
          <table:table-cell table:style-name="Table4.A1" office:value-type="string">
            <text:p text:style-name="Table_20_Contents">   </text:p>
          </table:table-cell>
          <table:table-cell table:style-name="Table4.A1" office:value-type="string">
            <text:p text:style-name="Table_20_Contents">do not provide inverses for poorly conditioned matrices (where <text:span text:style-name="T3">rcond &lt; A.n_rows · </text:span><text:a xlink:type="simple" xlink:href="https://arma.sourceforge.net/docs.html#constants" text:style-name="Internet_20_link" text:visited-style-name="Visited_20_Internet_20_Link"><text:span text:style-name="T3">datum::eps</text:span></text:a>)</text:p>
          </table:table-cell>
        </table:table-row>
        <table:table-row>
          <table:table-cell table:style-name="Table4.A1" office:value-type="string">
            <text:p text:style-name="Table_20_Contents"><text:span text:style-name="Source_20_Text">inv_opts::allow_approx</text:span></text:p>
          </table:table-cell>
          <table:table-cell table:style-name="Table4.A1" office:value-type="string">
            <text:p text:style-name="Table_20_Contents">   </text:p>
          </table:table-cell>
          <table:table-cell table:style-name="Table4.A1" office:value-type="string">
            <text:p text:style-name="Table_20_Contents">provide approximate inverses (similar to <text:a xlink:type="simple" xlink:href="https://arma.sourceforge.net/docs.html#pinv" text:style-name="Internet_20_link" text:visited-style-name="Visited_20_Internet_20_Link">pinv</text:a>) for rank deficient or poorly conditioned symmetric matrices</text:p>
          </table:table-cell>
        </table:table-row>
      </table:table>
      <text:list xml:id="list25928743345677" text:continue-numbering="true" text:style-name="L7">
        <text:list-header>
          <text:p text:style-name="P58"/>
        </text:list-header>
        <text:list-item>
          <text:p text:style-name="P58">The reciprocal condition number is optionally calculated and stored in <text:span text:style-name="T3">rcond</text:span> </text:p>
          <text:list>
            <text:list-item>
              <text:p text:style-name="P58"><text:span text:style-name="T3">rcond</text:span> close to 1 suggests that <text:span text:style-name="T3">A</text:span> is well-conditioned </text:p>
            </text:list-item>
            <text:list-item>
              <text:p text:style-name="P58"><text:span text:style-name="T3">rcond</text:span> close to 0 suggests that <text:span text:style-name="T3">A</text:span> is badly conditioned </text:p>
            </text:list-item>
          </text:list>
          <text:p text:style-name="P58"/>
        </text:list-item>
        <text:list-item>
          <text:p text:style-name="P58">If <text:span text:style-name="T3">A</text:span> is not square sized, a <text:span text:style-name="T3">std::logic_error</text:span> exception is thrown </text:p>
        </text:list-item>
        <text:list-item>
          <text:p text:style-name="P58">If <text:span text:style-name="T3">A</text:span> appears to be singular or not positive definite: </text:p>
          <text:list>
            <text:list-item>
              <text:p text:style-name="P58"><text:span text:style-name="T3">B = inv_sympd(A)</text:span> resets <text:span text:style-name="T3">B</text:span> and throws a <text:span text:style-name="T3">std::runtime_error</text:span> exception </text:p>
            </text:list-item>
            <text:list-item>
              <text:p text:style-name="P58"><text:span text:style-name="T3">inv_sympd(B,A)</text:span> resets <text:span text:style-name="T3">B</text:span> and returns a bool set to <text:span text:style-name="T3">false</text:span> (exception is not thrown) </text:p>
            </text:list-item>
            <text:list-item>
              <text:p text:style-name="P58"><text:span text:style-name="T3">inv_sympd(B,rcond,A)</text:span> resets <text:span text:style-name="T3">B</text:span>, sets rcond to zero, and returns a bool set to <text:span text:style-name="T3">false</text:span> (exception is not thrown) </text:p>
            </text:list-item>
          </text:list>
          <text:p text:style-name="P58"/>
        </text:list-item>
        <text:list-item>
          <text:p text:style-name="P58"><text:span text:style-name="T1">Caveat:</text:span> to solve a system of linear equations, such as <text:span text:style-name="T3">Z = inv_sympd(X) * Y</text:span>, using <text:a xlink:type="simple" xlink:href="https://arma.sourceforge.net/docs.html#solve" text:style-name="Internet_20_link" text:visited-style-name="Visited_20_Internet_20_Link">solve()</text:a> can be faster and/or more accurate </text:p>
        </text:list-item>
        <text:list-item>
          <text:p text:style-name="P57">Examples: </text:p>
          <text:list>
            <text:list-header>
              <text:p text:style-name="P13">mat A(5, 5, fill::randu);</text:p>
              <text:p text:style-name="P13">mat B = A.t() * A;</text:p>
              <text:p text:style-name="P13"/>
              <text:p text:style-name="P13">mat C = inv_sympd(B);</text:p>
              <text:p text:style-name="P13"/>
              <text:p text:style-name="P13">mat D;</text:p>
              <text:p text:style-name="P13">bool success = inv_sympd(D, B);</text:p>
              <text:p text:style-name="P13"/>
              <text:p text:style-name="P13">mat E;</text:p>
              <text:p text:style-name="P13">double rcond_val;</text:p>
              <text:p text:style-name="P13">inv_sympd(E, rcond_val, B);</text:p>
              <text:p text:style-name="P13"/>
              <text:p text:style-name="P13">B.col(1).zeros();</text:p>
              <text:p text:style-name="P13">B.row(1).zeros();</text:p>
              <text:p text:style-name="P13">mat F;</text:p>
              <text:p text:style-name="P14">inv_sympd(F, B, inv_opts::allow_approx);</text:p>
            </text:list-header>
          </text:list>
          <text:p text:style-name="P58"/>
        </text:list-item>
        <text:list-item>
          <text:p text:style-name="P58">See also: </text:p>
          <text:list>
            <text:list-item>
              <text:p text:style-name="P58"><text:a xlink:type="simple" xlink:href="https://arma.sourceforge.net/docs.html#inv" text:style-name="Internet_20_link" text:visited-style-name="Visited_20_Internet_20_Link">inv()</text:a> </text:p>
            </text:list-item>
            <text:list-item>
              <text:p text:style-name="P58"><text:a xlink:type="simple" xlink:href="https://arma.sourceforge.net/docs.html#rcond" text:style-name="Internet_20_link" text:visited-style-name="Visited_20_Internet_20_Link">rcond()</text:a> </text:p>
            </text:list-item>
            <text:list-item>
              <text:p text:style-name="P58"><text:a xlink:type="simple" xlink:href="https://arma.sourceforge.net/docs.html#pinv" text:style-name="Internet_20_link" text:visited-style-name="Visited_20_Internet_20_Link">pinv()</text:a> </text:p>
            </text:list-item>
            <text:list-item>
              <text:p text:style-name="P58"><text:a xlink:type="simple" xlink:href="https://arma.sourceforge.net/docs.html#solve" text:style-name="Internet_20_link" text:visited-style-name="Visited_20_Internet_20_Link">solve()</text:a> </text:p>
            </text:list-item>
            <text:list-item>
              <text:p text:style-name="P58"><text:a xlink:type="simple" xlink:href="https://arma.sourceforge.net/docs.html#eig_sym" text:style-name="Internet_20_link" text:visited-style-name="Visited_20_Internet_20_Link">eig_sym()</text:a> </text:p>
            </text:list-item>
            <text:list-item>
              <text:p text:style-name="P58"><text:a xlink:type="simple" xlink:href="https://arma.sourceforge.net/docs.html#is_sympd" text:style-name="Internet_20_link" text:visited-style-name="Visited_20_Internet_20_Link">.is_sympd()</text:a> </text:p>
            </text:list-item>
            <text:list-item>
              <text:p text:style-name="P58"><text:soft-page-break/><text:a xlink:type="simple" xlink:href="https://mathworld.wolfram.com/MatrixInverse.html" text:style-name="Internet_20_link" text:visited-style-name="Visited_20_Internet_20_Link">matrix inverse in MathWorld</text:a> </text:p>
            </text:list-item>
            <text:list-item>
              <text:p text:style-name="P58"><text:a xlink:type="simple" xlink:href="https://en.wikipedia.org/wiki/Invertible_matrix" text:style-name="Internet_20_link" text:visited-style-name="Visited_20_Internet_20_Link">invertible matrix in Wikipedia</text:a> </text:p>
            </text:list-item>
            <text:list-item>
              <text:p text:style-name="P58"><text:a xlink:type="simple" xlink:href="https://mathworld.wolfram.com/PositiveDefiniteMatrix.html" text:style-name="Internet_20_link" text:visited-style-name="Visited_20_Internet_20_Link">positive definite matrix in MathWorld</text:a> </text:p>
            </text:list-item>
            <text:list-item>
              <text:p text:style-name="P58"><text:a xlink:type="simple" xlink:href="https://en.wikipedia.org/wiki/Positive-definite_matrix" text:style-name="Internet_20_link" text:visited-style-name="Visited_20_Internet_20_Link">positive definite matrix in Wikipedia</text:a> </text:p>
            </text:list-item>
          </text:list>
          <text:p text:style-name="P57"/>
        </text:list-item>
      </text:list>
      <text:p text:style-name="Horizontal_20_Line"/>
      <text:p text:style-name="P44"/>
      <text:p text:style-name="Text_20_body"><text:bookmark text:name="lu"/><text:span text:style-name="T1">lu( L, U, P, X )</text:span> <text:line-break/><text:span text:style-name="T1">lu( L, U, X )</text:span> </text:p>
      <text:list xml:id="list4194378830" text:style-name="L8">
        <text:list-item>
          <text:p text:style-name="P60">Lower-upper decomposition (with partial pivoting) of matrix <text:span text:style-name="T3">X</text:span> </text:p>
        </text:list-item>
        <text:list-item>
          <text:p text:style-name="P60">The first form provides a lower-triangular matrix <text:span text:style-name="T3">L</text:span>, an upper-triangular matrix <text:span text:style-name="T3">U</text:span>, and a permutation matrix <text:span text:style-name="T3">P</text:span>, such that <text:span text:style-name="T3">P.t()*L*U = X</text:span> </text:p>
        </text:list-item>
        <text:list-item>
          <text:p text:style-name="P60">The second form provides permuted <text:span text:style-name="T3">L</text:span> and <text:span text:style-name="T3">U</text:span>, such that <text:span text:style-name="T3">L*U = X</text:span>; note that in this case <text:span text:style-name="T3">L</text:span> is generally not lower-triangular </text:p>
        </text:list-item>
        <text:list-item>
          <text:p text:style-name="P60">If the decomposition fails: </text:p>
          <text:list>
            <text:list-item>
              <text:p text:style-name="P60"><text:span text:style-name="T3">lu(L,U,P,X)</text:span> resets <text:span text:style-name="T3">L</text:span>, <text:span text:style-name="T3">U</text:span>, <text:span text:style-name="T3">P</text:span> and returns a bool set to <text:span text:style-name="T3">false</text:span> (exception is not thrown) </text:p>
            </text:list-item>
            <text:list-item>
              <text:p text:style-name="P60"><text:span text:style-name="T3">lu(L,U,X)</text:span> resets <text:span text:style-name="T3">L</text:span>, <text:span text:style-name="T3">U</text:span> and returns a bool set to <text:span text:style-name="T3">false</text:span> (exception is not thrown) </text:p>
            </text:list-item>
          </text:list>
          <text:p text:style-name="P60"/>
        </text:list-item>
        <text:list-item>
          <text:p text:style-name="P59">Examples: </text:p>
          <text:list>
            <text:list-header>
              <text:p text:style-name="P15">mat A(5, 5, fill::randu);</text:p>
              <text:p text:style-name="P15"/>
              <text:p text:style-name="P15">mat L, U, P;</text:p>
              <text:p text:style-name="P15"/>
              <text:p text:style-name="P15">lu(L, U, P, A);</text:p>
              <text:p text:style-name="P15"/>
              <text:p text:style-name="P16">mat B = P.t()*L*U;</text:p>
            </text:list-header>
          </text:list>
          <text:p text:style-name="P60"/>
        </text:list-item>
        <text:list-item>
          <text:p text:style-name="P60">See also: </text:p>
          <text:list>
            <text:list-item>
              <text:p text:style-name="P60"><text:a xlink:type="simple" xlink:href="https://arma.sourceforge.net/docs.html#chol" text:style-name="Internet_20_link" text:visited-style-name="Visited_20_Internet_20_Link">chol()</text:a> </text:p>
            </text:list-item>
            <text:list-item>
              <text:p text:style-name="P60"><text:a xlink:type="simple" xlink:href="https://en.wikipedia.org/wiki/LU_decomposition" text:style-name="Internet_20_link" text:visited-style-name="Visited_20_Internet_20_Link">LU decomposition in Wikipedia</text:a> </text:p>
            </text:list-item>
            <text:list-item>
              <text:p text:style-name="P60"><text:a xlink:type="simple" xlink:href="https://mathworld.wolfram.com/LUDecomposition.html" text:style-name="Internet_20_link" text:visited-style-name="Visited_20_Internet_20_Link">LU decomposition in MathWorld</text:a> </text:p>
            </text:list-item>
          </text:list>
          <text:p text:style-name="P59"/>
        </text:list-item>
      </text:list>
      <text:p text:style-name="Horizontal_20_Line"/>
      <text:p text:style-name="P44"/>
      <text:p text:style-name="Text_20_body"><text:bookmark text:name="null"/><text:span text:style-name="T1">B = null( A )</text:span> <text:line-break/><text:span text:style-name="T1">B = null( A, tolerance )</text:span> <text:line-break/><text:line-break/><text:span text:style-name="T1">null( B, A )</text:span> <text:line-break/><text:span text:style-name="T1">null( B, A, tolerance )</text:span> </text:p>
      <text:list xml:id="list2560607021" text:style-name="L9">
        <text:list-item>
          <text:p text:style-name="P62">Find the orthonormal basis of the null space of matrix <text:span text:style-name="T3">A</text:span> </text:p>
        </text:list-item>
        <text:list-item>
          <text:p text:style-name="P62">The dimension of the range space is the number of singular values of <text:span text:style-name="T3">A</text:span> not greater than <text:span text:style-name="T3">tolerance</text:span> </text:p>
        </text:list-item>
        <text:list-item>
          <text:p text:style-name="P62">The <text:span text:style-name="T3">tolerance</text:span> argument is optional; by default <text:span text:style-name="T3">tolerance = max_rc · max_sv · epsilon</text:span>, where: </text:p>
          <text:list>
            <text:list-item>
              <text:p text:style-name="P62"><text:span text:style-name="T3">max_rc</text:span> = max(A.n_rows, A.n_cols) </text:p>
            </text:list-item>
            <text:list-item>
              <text:p text:style-name="P62"><text:soft-page-break/><text:span text:style-name="T3">max_sv</text:span> = maximum singular value of <text:span text:style-name="T3">A</text:span> (ie. spectral norm) </text:p>
            </text:list-item>
            <text:list-item>
              <text:p text:style-name="P62"><text:span text:style-name="T3">epsilon</text:span> = difference between 1 and the least value greater than 1 that is representable </text:p>
            </text:list-item>
          </text:list>
          <text:p text:style-name="P62"/>
        </text:list-item>
        <text:list-item>
          <text:p text:style-name="P62">The computation is based on singular value decomposition; if the decomposition fails: </text:p>
          <text:list>
            <text:list-item>
              <text:p text:style-name="P62"><text:span text:style-name="T3">B = null(A)</text:span> resets <text:span text:style-name="T3">B</text:span> and throws a <text:span text:style-name="T3">std::runtime_error</text:span> exception </text:p>
            </text:list-item>
            <text:list-item>
              <text:p text:style-name="P62"><text:span text:style-name="T3">null(B,A)</text:span> resets <text:span text:style-name="T3">B</text:span> and returns a bool set to <text:span text:style-name="T3">false</text:span> (exception is not thrown) </text:p>
            </text:list-item>
          </text:list>
          <text:p text:style-name="P62"/>
        </text:list-item>
        <text:list-item>
          <text:p text:style-name="P61">Examples: </text:p>
          <text:list>
            <text:list-header>
              <text:p text:style-name="P17">mat A(5, 6, fill::randu);</text:p>
              <text:p text:style-name="P17"/>
              <text:p text:style-name="P17">A.row(0).zeros();</text:p>
              <text:p text:style-name="P17">A.col(0).zeros();</text:p>
              <text:p text:style-name="P17"/>
              <text:p text:style-name="P18">mat B = null(A);</text:p>
            </text:list-header>
          </text:list>
          <text:p text:style-name="P62"/>
        </text:list-item>
        <text:list-item>
          <text:p text:style-name="P62">See also: </text:p>
          <text:list>
            <text:list-item>
              <text:p text:style-name="P62"><text:a xlink:type="simple" xlink:href="https://arma.sourceforge.net/docs.html#orth" text:style-name="Internet_20_link" text:visited-style-name="Visited_20_Internet_20_Link">orth()</text:a> </text:p>
            </text:list-item>
            <text:list-item>
              <text:p text:style-name="P62"><text:a xlink:type="simple" xlink:href="https://arma.sourceforge.net/docs.html#qr" text:style-name="Internet_20_link" text:visited-style-name="Visited_20_Internet_20_Link">qr()</text:a> </text:p>
            </text:list-item>
            <text:list-item>
              <text:p text:style-name="P62"><text:a xlink:type="simple" xlink:href="https://arma.sourceforge.net/docs.html#svd" text:style-name="Internet_20_link" text:visited-style-name="Visited_20_Internet_20_Link">svd()</text:a> </text:p>
            </text:list-item>
            <text:list-item>
              <text:p text:style-name="P62"><text:a xlink:type="simple" xlink:href="https://arma.sourceforge.net/docs.html#rank" text:style-name="Internet_20_link" text:visited-style-name="Visited_20_Internet_20_Link">rank()</text:a> </text:p>
            </text:list-item>
            <text:list-item>
              <text:p text:style-name="P62"><text:a xlink:type="simple" xlink:href="https://arma.sourceforge.net/docs.html#constants" text:style-name="Internet_20_link" text:visited-style-name="Visited_20_Internet_20_Link">datum::eps</text:a> </text:p>
            </text:list-item>
            <text:list-item>
              <text:p text:style-name="P62"><text:a xlink:type="simple" xlink:href="https://en.wikipedia.org/wiki/Orthonormal_basis" text:style-name="Internet_20_link" text:visited-style-name="Visited_20_Internet_20_Link">Orthonormal basis in Wikipedia</text:a> </text:p>
            </text:list-item>
          </text:list>
          <text:p text:style-name="P61"/>
        </text:list-item>
      </text:list>
      <text:p text:style-name="Horizontal_20_Line"/>
      <text:p text:style-name="P44"/>
      <text:p text:style-name="Text_20_body"><text:bookmark text:name="orth"/><text:span text:style-name="T1">B = orth( A )</text:span> <text:line-break/><text:span text:style-name="T1">B = orth( A, tolerance )</text:span> <text:line-break/><text:line-break/><text:span text:style-name="T1">orth( B, A )</text:span> <text:line-break/><text:span text:style-name="T1">orth( B, A, tolerance )</text:span> </text:p>
      <text:list xml:id="list1825759840" text:style-name="L10">
        <text:list-item>
          <text:p text:style-name="P64">Find the orthonormal basis of the range space of matrix <text:span text:style-name="T3">A</text:span>, so that <text:span text:style-name="T3">B.t()*B ≈ eye(r,r)</text:span>, where <text:span text:style-name="T3">r = rank(A)</text:span> </text:p>
        </text:list-item>
        <text:list-item>
          <text:p text:style-name="P64">The dimension of the range space is the number of singular values of <text:span text:style-name="T3">A</text:span> greater than <text:span text:style-name="T3">tolerance</text:span> </text:p>
        </text:list-item>
        <text:list-item>
          <text:p text:style-name="P64">The <text:span text:style-name="T3">tolerance</text:span> argument is optional; by default <text:span text:style-name="T3">tolerance = max_rc · max_sv · epsilon</text:span>, where: </text:p>
          <text:list>
            <text:list-item>
              <text:p text:style-name="P64"><text:span text:style-name="T3">max_rc</text:span> = max(A.n_rows, A.n_cols) </text:p>
            </text:list-item>
            <text:list-item>
              <text:p text:style-name="P64"><text:span text:style-name="T3">max_sv</text:span> = maximum singular value of <text:span text:style-name="T3">A</text:span> (ie. spectral norm) </text:p>
            </text:list-item>
            <text:list-item>
              <text:p text:style-name="P64"><text:span text:style-name="T3">epsilon</text:span> = difference between 1 and the least value greater than 1 that is representable </text:p>
            </text:list-item>
          </text:list>
          <text:p text:style-name="P64"/>
        </text:list-item>
        <text:list-item>
          <text:p text:style-name="P64">The computation is based on singular value decomposition; if the decomposition fails: </text:p>
          <text:list>
            <text:list-item>
              <text:p text:style-name="P64"><text:span text:style-name="T3">B = orth(A)</text:span> resets <text:span text:style-name="T3">B</text:span> and throws a <text:span text:style-name="T3">std::runtime_error</text:span> exception </text:p>
            </text:list-item>
            <text:list-item>
              <text:p text:style-name="P64"><text:span text:style-name="T3">orth(B,A)</text:span> resets <text:span text:style-name="T3">B</text:span> and returns a bool set to <text:span text:style-name="T3">false</text:span> (exception is not thrown) </text:p>
            </text:list-item>
          </text:list>
          <text:p text:style-name="P64"/>
        </text:list-item>
        <text:list-item>
          <text:p text:style-name="P63">Examples: </text:p>
          <text:list>
            <text:list-header>
              <text:p text:style-name="P19"><text:soft-page-break/>mat A(5, 6, fill::randu);</text:p>
              <text:p text:style-name="P19"/>
              <text:p text:style-name="P20">mat B = orth(A);</text:p>
            </text:list-header>
          </text:list>
          <text:p text:style-name="P64"/>
        </text:list-item>
        <text:list-item>
          <text:p text:style-name="P64">See also: </text:p>
          <text:list>
            <text:list-item>
              <text:p text:style-name="P64"><text:a xlink:type="simple" xlink:href="https://arma.sourceforge.net/docs.html#null" text:style-name="Internet_20_link" text:visited-style-name="Visited_20_Internet_20_Link">null()</text:a> </text:p>
            </text:list-item>
            <text:list-item>
              <text:p text:style-name="P64"><text:a xlink:type="simple" xlink:href="https://arma.sourceforge.net/docs.html#qr" text:style-name="Internet_20_link" text:visited-style-name="Visited_20_Internet_20_Link">qr()</text:a> </text:p>
            </text:list-item>
            <text:list-item>
              <text:p text:style-name="P64"><text:a xlink:type="simple" xlink:href="https://arma.sourceforge.net/docs.html#svd" text:style-name="Internet_20_link" text:visited-style-name="Visited_20_Internet_20_Link">svd()</text:a> </text:p>
            </text:list-item>
            <text:list-item>
              <text:p text:style-name="P64"><text:a xlink:type="simple" xlink:href="https://arma.sourceforge.net/docs.html#rank" text:style-name="Internet_20_link" text:visited-style-name="Visited_20_Internet_20_Link">rank()</text:a> </text:p>
            </text:list-item>
            <text:list-item>
              <text:p text:style-name="P64"><text:a xlink:type="simple" xlink:href="https://arma.sourceforge.net/docs.html#constants" text:style-name="Internet_20_link" text:visited-style-name="Visited_20_Internet_20_Link">datum::eps</text:a> </text:p>
            </text:list-item>
            <text:list-item>
              <text:p text:style-name="P64"><text:a xlink:type="simple" xlink:href="https://en.wikipedia.org/wiki/Orthonormal_basis" text:style-name="Internet_20_link" text:visited-style-name="Visited_20_Internet_20_Link">Orthonormal basis in Wikipedia</text:a> </text:p>
            </text:list-item>
          </text:list>
          <text:p text:style-name="P63"/>
        </text:list-item>
      </text:list>
      <text:p text:style-name="Horizontal_20_Line"/>
      <text:p text:style-name="P44"/>
      <text:p text:style-name="Text_20_body"><text:bookmark text:name="pinv"/><text:span text:style-name="T1">B = pinv( A )</text:span> <text:line-break/><text:span text:style-name="T1">B = pinv( A, tolerance )</text:span> <text:line-break/><text:span text:style-name="T1">B = pinv( A, tolerance, method )</text:span> <text:line-break/><text:line-break/><text:span text:style-name="T1">pinv( B, A )</text:span> <text:line-break/><text:span text:style-name="T1">pinv( B, A, tolerance )</text:span> <text:line-break/><text:span text:style-name="T1">pinv( B, A, tolerance, method )</text:span> </text:p>
      <text:list xml:id="list3084718939" text:style-name="L11">
        <text:list-item>
          <text:p text:style-name="P66">Moore-Penrose pseudo-inverse (generalised inverse) of matrix <text:span text:style-name="T3">A</text:span> </text:p>
        </text:list-item>
        <text:list-item>
          <text:p text:style-name="P66">The computation is based on singular value decomposition </text:p>
        </text:list-item>
        <text:list-item>
          <text:p text:style-name="P66">The <text:span text:style-name="T3">tolerance</text:span> argument is optional; by default <text:span text:style-name="T3">tolerance = max_rc · max_sv · epsilon</text:span>, where: </text:p>
          <text:list>
            <text:list-item>
              <text:p text:style-name="P66"><text:span text:style-name="T3">max_rc</text:span> = max(A.n_rows, A.n_cols) </text:p>
            </text:list-item>
            <text:list-item>
              <text:p text:style-name="P66"><text:span text:style-name="T3">max_sv</text:span> = maximum singular value of <text:span text:style-name="T3">A</text:span> (ie. spectral norm) </text:p>
            </text:list-item>
            <text:list-item>
              <text:p text:style-name="P66"><text:span text:style-name="T3">epsilon</text:span> = difference between 1 and the least value greater than 1 that is representable </text:p>
            </text:list-item>
          </text:list>
          <text:p text:style-name="P66"/>
        </text:list-item>
        <text:list-item>
          <text:p text:style-name="P66">Any singular values less than <text:span text:style-name="T3">tolerance</text:span> are treated as zero </text:p>
        </text:list-item>
        <text:list-item>
          <text:p text:style-name="P66">The <text:span text:style-name="T3">method</text:span> argument is optional; <text:span text:style-name="T3">method</text:span> is either <text:span text:style-name="Source_20_Text">"dc"</text:span> or <text:span text:style-name="Source_20_Text">"std"</text:span> </text:p>
          <text:list>
            <text:list-item>
              <text:p text:style-name="P66"><text:span text:style-name="Source_20_Text">"dc"</text:span> indicates divide-and-conquer method (default setting) </text:p>
            </text:list-item>
            <text:list-item>
              <text:p text:style-name="P66"><text:span text:style-name="Source_20_Text">"std"</text:span> indicates standard method </text:p>
            </text:list-item>
            <text:list-item>
              <text:p text:style-name="P66">the divide-and-conquer method provides slightly different results than the standard method, but is considerably faster for large matrices </text:p>
            </text:list-item>
          </text:list>
          <text:p text:style-name="P66"/>
        </text:list-item>
        <text:list-item>
          <text:p text:style-name="P66">If the decomposition fails: </text:p>
          <text:list>
            <text:list-item>
              <text:p text:style-name="P66"><text:span text:style-name="T3">B = pinv(A)</text:span> resets <text:span text:style-name="T3">B</text:span> and throws a <text:span text:style-name="T3">std::runtime_error</text:span> exception </text:p>
            </text:list-item>
            <text:list-item>
              <text:p text:style-name="P66"><text:span text:style-name="T3">pinv(B,A)</text:span> resets <text:span text:style-name="T3">B</text:span> and returns a bool set to <text:span text:style-name="T3">false</text:span> (exception is not thrown) </text:p>
            </text:list-item>
          </text:list>
          <text:p text:style-name="P66"/>
        </text:list-item>
        <text:list-item>
          <text:p text:style-name="P66"><text:span text:style-name="T1">Caveats:</text:span> </text:p>
          <text:list>
            <text:list-item>
              <text:p text:style-name="P66">to find approximate solutions to under-/over-determined or rank deficient systems of linear equations, <text:a xlink:type="simple" xlink:href="https://arma.sourceforge.net/docs.html#solve" text:style-name="Internet_20_link" text:visited-style-name="Visited_20_Internet_20_Link">solve()</text:a> can be considerably faster and/or more accurate </text:p>
            </text:list-item>
            <text:list-item>
              <text:p text:style-name="P66">if the given matrix <text:span text:style-name="T3">A</text:span> is square-sized and only occasionally rank deficient, using <text:a xlink:type="simple" xlink:href="https://arma.sourceforge.net/docs.html#inv" text:style-name="Internet_20_link" text:visited-style-name="Visited_20_Internet_20_Link">inv()</text:a> or <text:a xlink:type="simple" xlink:href="https://arma.sourceforge.net/docs.html#inv_sympd" text:style-name="Internet_20_link" text:visited-style-name="Visited_20_Internet_20_Link">inv_sympd()</text:a> with the <text:span text:style-name="Source_20_Text">inv_opts::allow_approx</text:span> option is faster </text:p>
            </text:list-item>
          </text:list>
          <text:p text:style-name="P66"><text:soft-page-break/></text:p>
        </text:list-item>
        <text:list-item>
          <text:p text:style-name="P65">Examples: </text:p>
          <text:list>
            <text:list-header>
              <text:p text:style-name="P21">mat A(4, 5, fill::randu);</text:p>
              <text:p text:style-name="P21"/>
              <text:p text:style-name="P21">mat B = pinv(A); <text:s text:c="7"/>// use default tolerance</text:p>
              <text:p text:style-name="P21"/>
              <text:p text:style-name="P22">mat C = pinv(A, 0.01); <text:s/>// set tolerance to 0.01</text:p>
            </text:list-header>
          </text:list>
          <text:p text:style-name="P66"/>
        </text:list-item>
        <text:list-item>
          <text:p text:style-name="P66">See also: </text:p>
          <text:list>
            <text:list-item>
              <text:p text:style-name="P66"><text:a xlink:type="simple" xlink:href="https://arma.sourceforge.net/docs.html#i_member" text:style-name="Internet_20_link" text:visited-style-name="Visited_20_Internet_20_Link">.i()</text:a> </text:p>
            </text:list-item>
            <text:list-item>
              <text:p text:style-name="P66"><text:a xlink:type="simple" xlink:href="https://arma.sourceforge.net/docs.html#inv" text:style-name="Internet_20_link" text:visited-style-name="Visited_20_Internet_20_Link">inv()</text:a> </text:p>
            </text:list-item>
            <text:list-item>
              <text:p text:style-name="P66"><text:a xlink:type="simple" xlink:href="https://arma.sourceforge.net/docs.html#solve" text:style-name="Internet_20_link" text:visited-style-name="Visited_20_Internet_20_Link">solve()</text:a> </text:p>
            </text:list-item>
            <text:list-item>
              <text:p text:style-name="P66"><text:a xlink:type="simple" xlink:href="https://arma.sourceforge.net/docs.html#svd" text:style-name="Internet_20_link" text:visited-style-name="Visited_20_Internet_20_Link">svd()</text:a> </text:p>
            </text:list-item>
            <text:list-item>
              <text:p text:style-name="P66"><text:a xlink:type="simple" xlink:href="https://arma.sourceforge.net/docs.html#constants" text:style-name="Internet_20_link" text:visited-style-name="Visited_20_Internet_20_Link">datum::eps</text:a> </text:p>
            </text:list-item>
            <text:list-item>
              <text:p text:style-name="P66"><text:a xlink:type="simple" xlink:href="https://mathworld.wolfram.com/Pseudoinverse.html" text:style-name="Internet_20_link" text:visited-style-name="Visited_20_Internet_20_Link">Pseudoinverse in MathWorld</text:a> </text:p>
            </text:list-item>
            <text:list-item>
              <text:p text:style-name="P66"><text:a xlink:type="simple" xlink:href="https://mathworld.wolfram.com/Moore-PenroseMatrixInverse.html" text:style-name="Internet_20_link" text:visited-style-name="Visited_20_Internet_20_Link">Moore-Penrose Matrix Inverse in MathWorld</text:a> </text:p>
            </text:list-item>
            <text:list-item>
              <text:p text:style-name="P66"><text:a xlink:type="simple" xlink:href="https://en.wikipedia.org/wiki/Moore-Penrose_inverse" text:style-name="Internet_20_link" text:visited-style-name="Visited_20_Internet_20_Link">Moore-Penrose inverse in Wikipedia</text:a> </text:p>
            </text:list-item>
          </text:list>
          <text:p text:style-name="P65"/>
        </text:list-item>
      </text:list>
      <text:p text:style-name="Horizontal_20_Line"/>
      <text:p text:style-name="P44"/>
      <text:p text:style-name="P40"><text:bookmark text:name="qr"/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1">qr( Q, R, X )</text:p>
          </table:table-cell>
          <table:table-cell table:style-name="Table5.A1" office:value-type="string">
            <text:p text:style-name="Table_20_Contents">   </text:p>
          </table:table-cell>
          <table:table-cell table:style-name="Table5.A1" office:value-type="string">
            <text:p text:style-name="Table_20_Contents">(form 1)</text:p>
          </table:table-cell>
        </table:table-row>
        <table:table-row>
          <table:table-cell table:style-name="Table5.A1" office:value-type="string">
            <text:p text:style-name="P41">qr( Q, R, P, X, "vector" )</text:p>
          </table:table-cell>
          <table:table-cell table:style-name="Table5.A1" office:value-type="string">
            <text:p text:style-name="Table_20_Contents">   </text:p>
          </table:table-cell>
          <table:table-cell table:style-name="Table5.A1" office:value-type="string">
            <text:p text:style-name="Table_20_Contents">(form 2)</text:p>
          </table:table-cell>
        </table:table-row>
        <table:table-row>
          <table:table-cell table:style-name="Table5.A1" office:value-type="string">
            <text:p text:style-name="P41">qr( Q, R, P, X, "matrix" )</text:p>
          </table:table-cell>
          <table:table-cell table:style-name="Table5.A1" office:value-type="string">
            <text:p text:style-name="Table_20_Contents">   </text:p>
          </table:table-cell>
          <table:table-cell table:style-name="Table5.A1" office:value-type="string">
            <text:p text:style-name="Table_20_Contents">(form 3)</text:p>
          </table:table-cell>
        </table:table-row>
      </table:table>
      <text:list xml:id="list956574173" text:style-name="L12">
        <text:list-item>
          <text:p text:style-name="P68">Decomposition of <text:span text:style-name="T3">X</text:span> into an orthogonal matrix <text:span text:style-name="T3">Q</text:span> and a right triangular matrix <text:span text:style-name="T3">R</text:span>, with an optional permutation matrix/vector <text:span text:style-name="T3">P</text:span> </text:p>
          <text:list>
            <text:list-item>
              <text:p text:style-name="P68">form 1: decomposition has the form <text:span text:style-name="T3">Q*R = X</text:span> </text:p>
            </text:list-item>
            <text:list-item>
              <text:p text:style-name="P68">form 2: <text:span text:style-name="T3">P</text:span> is permutation vector with type <text:a xlink:type="simple" xlink:href="https://arma.sourceforge.net/docs.html#Col" text:style-name="Internet_20_link" text:visited-style-name="Visited_20_Internet_20_Link">uvec</text:a>; decomposition has the form <text:span text:style-name="T3">Q*R = X.cols(P)</text:span> </text:p>
            </text:list-item>
            <text:list-item>
              <text:p text:style-name="P68">form 3: <text:span text:style-name="T3">P</text:span> is permutation matrix with type <text:a xlink:type="simple" xlink:href="https://arma.sourceforge.net/docs.html#Mat" text:style-name="Internet_20_link" text:visited-style-name="Visited_20_Internet_20_Link">umat</text:a>; decomposition has the form <text:span text:style-name="T3">Q*R = X*P</text:span> </text:p>
            </text:list-item>
          </text:list>
          <text:p text:style-name="P68"/>
        </text:list-item>
        <text:list-item>
          <text:p text:style-name="P68">If <text:span text:style-name="T3">P</text:span> is specified, a column pivoting decomposition is used; the diagonal entries of <text:span text:style-name="T3">R</text:span> are ordered from largest to smallest magnitude </text:p>
        </text:list-item>
        <text:list-item>
          <text:p text:style-name="P68">If the decomposition fails, <text:span text:style-name="T3">Q</text:span>, <text:span text:style-name="T3">R</text:span> and <text:span text:style-name="T3">P</text:span> are reset and the function returns a bool set to <text:span text:style-name="T3">false</text:span> (exception is not thrown) </text:p>
        </text:list-item>
        <text:list-item>
          <text:p text:style-name="P67">Examples: </text:p>
          <text:list>
            <text:list-header>
              <text:p text:style-name="P23">mat X(5, 5, fill::randu);</text:p>
              <text:p text:style-name="P23"/>
              <text:p text:style-name="P23">mat Q;</text:p>
              <text:p text:style-name="P23">mat R;</text:p>
              <text:p text:style-name="P23"/>
              <text:p text:style-name="P23">qr(Q, R, X);</text:p>
              <text:p text:style-name="P23"/>
              <text:p text:style-name="P23">uvec P_vec;</text:p>
              <text:p text:style-name="P23">umat P_mat;</text:p>
              <text:p text:style-name="P23"/>
              <text:p text:style-name="P23">qr(Q, R, P_vec, X, "vector");</text:p>
              <text:p text:style-name="P24"><text:soft-page-break/>qr(Q, R, P_mat, X, "matrix");</text:p>
            </text:list-header>
          </text:list>
          <text:p text:style-name="P68"/>
        </text:list-item>
        <text:list-item>
          <text:p text:style-name="P68">See also: </text:p>
          <text:list>
            <text:list-item>
              <text:p text:style-name="P68"><text:a xlink:type="simple" xlink:href="https://arma.sourceforge.net/docs.html#qr_econ" text:style-name="Internet_20_link" text:visited-style-name="Visited_20_Internet_20_Link">qr_econ()</text:a> </text:p>
            </text:list-item>
            <text:list-item>
              <text:p text:style-name="P68"><text:a xlink:type="simple" xlink:href="https://arma.sourceforge.net/docs.html#chol" text:style-name="Internet_20_link" text:visited-style-name="Visited_20_Internet_20_Link">chol()</text:a> </text:p>
            </text:list-item>
            <text:list-item>
              <text:p text:style-name="P68"><text:a xlink:type="simple" xlink:href="https://arma.sourceforge.net/docs.html#orth" text:style-name="Internet_20_link" text:visited-style-name="Visited_20_Internet_20_Link">orth()</text:a> </text:p>
            </text:list-item>
            <text:list-item>
              <text:p text:style-name="P68"><text:a xlink:type="simple" xlink:href="https://en.wikipedia.org/wiki/Orthogonal_matrix" text:style-name="Internet_20_link" text:visited-style-name="Visited_20_Internet_20_Link">orthogonal matrix in Wikipedia</text:a> </text:p>
            </text:list-item>
            <text:list-item>
              <text:p text:style-name="P68"><text:a xlink:type="simple" xlink:href="https://en.wikipedia.org/wiki/QR_decomposition" text:style-name="Internet_20_link" text:visited-style-name="Visited_20_Internet_20_Link">QR decomposition in Wikipedia</text:a> </text:p>
            </text:list-item>
            <text:list-item>
              <text:p text:style-name="P68"><text:a xlink:type="simple" xlink:href="https://mathworld.wolfram.com/QRDecomposition.html" text:style-name="Internet_20_link" text:visited-style-name="Visited_20_Internet_20_Link">QR decomposition in MathWorld</text:a> </text:p>
            </text:list-item>
          </text:list>
          <text:p text:style-name="P67"/>
        </text:list-item>
      </text:list>
      <text:p text:style-name="Horizontal_20_Line"/>
      <text:p text:style-name="P44"/>
      <text:p text:style-name="Text_20_body"><text:bookmark text:name="qr_econ"/><text:span text:style-name="T1">qr_econ( Q, R, X )</text:span> </text:p>
      <text:list xml:id="list1559296698" text:style-name="L13">
        <text:list-item>
          <text:p text:style-name="P70">Economical decomposition of <text:span text:style-name="T3">X</text:span> (with size <text:span text:style-name="T3">m</text:span> x <text:span text:style-name="T3">n</text:span>) into an orthogonal matrix <text:span text:style-name="T3">Q</text:span> and a right triangular matrix <text:span text:style-name="T3">R</text:span>, such that <text:span text:style-name="T3">Q*R = X</text:span> </text:p>
        </text:list-item>
        <text:list-item>
          <text:p text:style-name="P70">If <text:span text:style-name="T3">m</text:span> &gt; <text:span text:style-name="T3">n</text:span>, only the first <text:span text:style-name="T3">n</text:span> rows of <text:span text:style-name="T3">R</text:span> and the first <text:span text:style-name="T3">n</text:span> columns of <text:span text:style-name="T3">Q</text:span> are calculated (ie. the zero rows of <text:span text:style-name="T3">R</text:span> and the corresponding columns of <text:span text:style-name="T3">Q</text:span> are omitted) </text:p>
        </text:list-item>
        <text:list-item>
          <text:p text:style-name="P70">If the decomposition fails, <text:span text:style-name="T3">Q</text:span> and <text:span text:style-name="T3">R</text:span> are reset and the function returns a bool set to <text:span text:style-name="T3">false</text:span> (exception is not thrown) </text:p>
        </text:list-item>
        <text:list-item>
          <text:p text:style-name="P69">Examples: </text:p>
          <text:list>
            <text:list-header>
              <text:p text:style-name="P25">mat X(6, 5, fill::randu);</text:p>
              <text:p text:style-name="P25"/>
              <text:p text:style-name="P25">mat Q;</text:p>
              <text:p text:style-name="P25">mat R;</text:p>
              <text:p text:style-name="P25"/>
              <text:p text:style-name="P26">qr_econ(Q, R, X);</text:p>
            </text:list-header>
          </text:list>
          <text:p text:style-name="P70"/>
        </text:list-item>
        <text:list-item>
          <text:p text:style-name="P70">See also: </text:p>
          <text:list>
            <text:list-item>
              <text:p text:style-name="P70"><text:a xlink:type="simple" xlink:href="https://arma.sourceforge.net/docs.html#qr" text:style-name="Internet_20_link" text:visited-style-name="Visited_20_Internet_20_Link">qr()</text:a> </text:p>
            </text:list-item>
            <text:list-item>
              <text:p text:style-name="P70"><text:a xlink:type="simple" xlink:href="https://en.wikipedia.org/wiki/Orthogonal_matrix" text:style-name="Internet_20_link" text:visited-style-name="Visited_20_Internet_20_Link">orthogonal matrix in Wikipedia</text:a> </text:p>
            </text:list-item>
            <text:list-item>
              <text:p text:style-name="P70"><text:a xlink:type="simple" xlink:href="https://en.wikipedia.org/wiki/QR_decomposition" text:style-name="Internet_20_link" text:visited-style-name="Visited_20_Internet_20_Link">QR decomposition in Wikipedia</text:a> </text:p>
            </text:list-item>
            <text:list-item>
              <text:p text:style-name="P70"><text:a xlink:type="simple" xlink:href="https://octave.sourceforge.net/octave/function/qr.html" text:style-name="Internet_20_link" text:visited-style-name="Visited_20_Internet_20_Link">QR decomposition in Octave</text:a> </text:p>
            </text:list-item>
            <text:list-item>
              <text:p text:style-name="P70"><text:a xlink:type="simple" xlink:href="https://mathworld.wolfram.com/QRDecomposition.html" text:style-name="Internet_20_link" text:visited-style-name="Visited_20_Internet_20_Link">QR decomposition in MathWorld</text:a> </text:p>
            </text:list-item>
          </text:list>
          <text:p text:style-name="P69"/>
        </text:list-item>
      </text:list>
      <text:p text:style-name="Horizontal_20_Line"/>
      <text:p text:style-name="P44"/>
      <text:p text:style-name="Text_20_body"><text:bookmark text:name="qz"/><text:span text:style-name="T1">qz( AA, BB, Q, Z, A, B )</text:span> <text:line-break/><text:span text:style-name="T1">qz( AA, BB, Q, Z, A, B, select )</text:span> </text:p>
      <text:list xml:id="list2565124883" text:style-name="L14">
        <text:list-item>
          <text:p text:style-name="P72">Generalised Schur decomposition for pair of general square matrices <text:span text:style-name="T3">A</text:span> and <text:span text:style-name="T3">B</text:span> of the same size, <text:line-break/>such that <text:span text:style-name="T3">A = Q.t()*AA*Z.t()</text:span> and <text:span text:style-name="T3">B = Q.t()*BB*Z.t()</text:span> </text:p>
        </text:list-item>
        <text:list-item>
          <text:p text:style-name="P72">The <text:span text:style-name="T3">select</text:span> argument is optional and specifies the ordering of the top left of the Schur form; it is one of the following: 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>
          <table:table-cell table:style-name="Table6.A1" office:value-type="string">
            <text:p text:style-name="Table_20_Contents"><text:span text:style-name="Source_20_Text">"none"</text:span></text:p>
          </table:table-cell>
          <table:table-cell table:style-name="Table6.A1" office:value-type="string">
            <text:p text:style-name="Table_20_Contents">   </text:p>
          </table:table-cell>
          <table:table-cell table:style-name="Table6.A1" office:value-type="string">
            <text:p text:style-name="Table_20_Contents">no ordering (default operation)</text:p>
          </table:table-cell>
        </table:table-row>
        <table:table-row>
          <table:table-cell table:style-name="Table6.A1" office:value-type="string">
            <text:p text:style-name="Table_20_Contents"><text:span text:style-name="Source_20_Text">"lhp"</text:span></text:p>
          </table:table-cell>
          <table:table-cell table:style-name="Table6.A1" office:value-type="string">
            <text:p text:style-name="Table_20_Contents">   </text:p>
          </table:table-cell>
          <table:table-cell table:style-name="Table6.A1" office:value-type="string">
            <text:p text:style-name="Table_20_Contents">left-half-plane: eigenvalues with real part &lt; 0</text:p>
          </table:table-cell>
        </table:table-row>
        <table:table-row>
          <table:table-cell table:style-name="Table6.A1" office:value-type="string">
            <text:p text:style-name="Table_20_Contents"><text:span text:style-name="Source_20_Text">"rhp"</text:span></text:p>
          </table:table-cell>
          <table:table-cell table:style-name="Table6.A1" office:value-type="string">
            <text:p text:style-name="Table_20_Contents">   </text:p>
          </table:table-cell>
          <table:table-cell table:style-name="Table6.A1" office:value-type="string">
            <text:p text:style-name="Table_20_Contents">right-half-plane: eigenvalues with real part &gt; 0</text:p>
          </table:table-cell>
        </table:table-row>
        <table:table-row>
          <table:table-cell table:style-name="Table6.A1" office:value-type="string">
            <text:p text:style-name="Table_20_Contents"><text:span text:style-name="Source_20_Text">"iuc"</text:span></text:p>
          </table:table-cell>
          <table:table-cell table:style-name="Table6.A1" office:value-type="string">
            <text:p text:style-name="Table_20_Contents">   </text:p>
          </table:table-cell>
          <table:table-cell table:style-name="Table6.A1" office:value-type="string">
            <text:p text:style-name="Table_20_Contents">inside-unit-circle: eigenvalues with absolute value &lt; 1</text:p>
          </table:table-cell>
        </table:table-row>
        <table:table-row>
          <table:table-cell table:style-name="Table6.A1" office:value-type="string">
            <text:p text:style-name="Table_20_Contents"><text:span text:style-name="Source_20_Text">"ouc"</text:span></text:p>
          </table:table-cell>
          <table:table-cell table:style-name="Table6.A1" office:value-type="string">
            <text:p text:style-name="Table_20_Contents">   </text:p>
          </table:table-cell>
          <table:table-cell table:style-name="Table6.A1" office:value-type="string">
            <text:p text:style-name="Table_20_Contents">outside-unit-circle: eigenvalues with absolute value &gt; 1</text:p>
          </table:table-cell>
        </table:table-row>
      </table:table>
      <text:list xml:id="list25929416523681" text:continue-numbering="true" text:style-name="L14">
        <text:list-header>
          <text:p text:style-name="P72"/>
        </text:list-header>
        <text:list-item>
          <text:p text:style-name="P72">The left and right Schur vectors are stored in <text:span text:style-name="T3">Q</text:span> and <text:span text:style-name="T3">Z</text:span>, respectively </text:p>
        </text:list-item>
        <text:list-item>
          <text:p text:style-name="P72">In the complex-valued problem, the generalised eigenvalues are found in <text:span text:style-name="T3">diagvec(AA) / diagvec(BB)</text:span> </text:p>
        </text:list-item>
        <text:list-item>
          <text:p text:style-name="P72">If <text:span text:style-name="T3">A</text:span> or <text:span text:style-name="T3">B</text:span> is not square sized, a <text:span text:style-name="T3">std::logic_error</text:span> exception is thrown </text:p>
        </text:list-item>
        <text:list-item>
          <text:p text:style-name="P72">If the decomposition fails, <text:span text:style-name="T3">AA</text:span>, <text:span text:style-name="T3">BB</text:span>, <text:span text:style-name="T3">Q</text:span> and <text:span text:style-name="T3">Z</text:span> are reset, and the function returns a bool set to <text:span text:style-name="T3">false</text:span> (exception is not thrown) </text:p>
        </text:list-item>
        <text:list-item>
          <text:p text:style-name="P71">Examples: </text:p>
          <text:list>
            <text:list-header>
              <text:p text:style-name="P27">mat A(10, 10, fill::randu);</text:p>
              <text:p text:style-name="P27">mat B(10, 10, fill::randu);</text:p>
              <text:p text:style-name="P27"/>
              <text:p text:style-name="P27">mat AA;</text:p>
              <text:p text:style-name="P27">mat BB;</text:p>
              <text:p text:style-name="P27">mat Q;</text:p>
              <text:p text:style-name="P27">mat Z; </text:p>
              <text:p text:style-name="P27"/>
              <text:p text:style-name="P28">qz(AA, BB, Q, Z, A, B);</text:p>
            </text:list-header>
          </text:list>
          <text:p text:style-name="P72"/>
        </text:list-item>
        <text:list-item>
          <text:p text:style-name="P72">See also: </text:p>
          <text:list>
            <text:list-item>
              <text:p text:style-name="P72"><text:a xlink:type="simple" xlink:href="https://arma.sourceforge.net/docs.html#hess" text:style-name="Internet_20_link" text:visited-style-name="Visited_20_Internet_20_Link">hess()</text:a> </text:p>
            </text:list-item>
            <text:list-item>
              <text:p text:style-name="P72"><text:a xlink:type="simple" xlink:href="https://arma.sourceforge.net/docs.html#schur" text:style-name="Internet_20_link" text:visited-style-name="Visited_20_Internet_20_Link">schur()</text:a> </text:p>
            </text:list-item>
            <text:list-item>
              <text:p text:style-name="P72"><text:a xlink:type="simple" xlink:href="https://arma.sourceforge.net/docs.html#eig_pair" text:style-name="Internet_20_link" text:visited-style-name="Visited_20_Internet_20_Link">eig_pair()</text:a> </text:p>
            </text:list-item>
            <text:list-item>
              <text:p text:style-name="P72"><text:a xlink:type="simple" xlink:href="https://en.wikipedia.org/wiki/Schur_decomposition#Generalized_Schur_decomposition" text:style-name="Internet_20_link" text:visited-style-name="Visited_20_Internet_20_Link">generalised Schur decomposition in Wikipedia</text:a> </text:p>
            </text:list-item>
          </text:list>
          <text:p text:style-name="P71"/>
        </text:list-item>
      </text:list>
      <text:p text:style-name="Horizontal_20_Line"/>
      <text:p text:style-name="P44"/>
      <text:p text:style-name="Text_20_body"><text:bookmark text:name="schur"/><text:span text:style-name="T1">S = schur( X )</text:span> <text:line-break/><text:line-break/><text:span text:style-name="T1">schur( S, X )</text:span> <text:line-break/><text:line-break/><text:span text:style-name="T1">schur( U, S, X )</text:span> </text:p>
      <text:list xml:id="list1374573707" text:style-name="L15">
        <text:list-item>
          <text:p text:style-name="P74">Schur decomposition of square matrix <text:span text:style-name="T3">X</text:span>, such that <text:span text:style-name="T3">X = U*S*U.t()</text:span> </text:p>
        </text:list-item>
        <text:list-item>
          <text:p text:style-name="P74"><text:span text:style-name="T3">U</text:span> is a unitary matrix containing the Schur vectors </text:p>
        </text:list-item>
        <text:list-item>
          <text:p text:style-name="P74"><text:span text:style-name="T3">S</text:span> is an upper triangular matrix, called the Schur form of <text:span text:style-name="T3">X</text:span> </text:p>
        </text:list-item>
        <text:list-item>
          <text:p text:style-name="P74">If <text:span text:style-name="T3">X</text:span> is not square sized, a <text:span text:style-name="T3">std::logic_error</text:span> exception is thrown </text:p>
        </text:list-item>
        <text:list-item>
          <text:p text:style-name="P74">If the decomposition fails: </text:p>
          <text:list>
            <text:list-item>
              <text:p text:style-name="P74"><text:span text:style-name="T3">S = schur(X)</text:span> resets <text:span text:style-name="T3">S</text:span> and throws a <text:span text:style-name="T3">std::runtime_error</text:span> exception </text:p>
            </text:list-item>
            <text:list-item>
              <text:p text:style-name="P74"><text:span text:style-name="T3">schur(S,X)</text:span> resets <text:span text:style-name="T3">S</text:span> and returns a bool set to <text:span text:style-name="T3">false</text:span> (exception is not thrown) </text:p>
            </text:list-item>
            <text:list-item>
              <text:p text:style-name="P74"><text:span text:style-name="T3">schur(U,S,X)</text:span> resets <text:span text:style-name="T3">U</text:span> &amp; <text:span text:style-name="T3">S</text:span> and returns a bool set to <text:span text:style-name="T3">false</text:span> (exception is not thrown) </text:p>
            </text:list-item>
          </text:list>
          <text:p text:style-name="P74"/>
        </text:list-item>
        <text:list-item>
          <text:p text:style-name="P74"><text:soft-page-break/><text:span text:style-name="T1">Caveat:</text:span> in general, Schur decomposition is not unique </text:p>
        </text:list-item>
        <text:list-item>
          <text:p text:style-name="P73">Examples: </text:p>
          <text:list>
            <text:list-header>
              <text:p text:style-name="P29">mat X(20,20, fill::randu);</text:p>
              <text:p text:style-name="P29"/>
              <text:p text:style-name="P29">mat U;</text:p>
              <text:p text:style-name="P29">mat S;</text:p>
              <text:p text:style-name="P29"/>
              <text:p text:style-name="P30">schur(U, S, X);</text:p>
            </text:list-header>
          </text:list>
          <text:p text:style-name="P74"/>
        </text:list-item>
        <text:list-item>
          <text:p text:style-name="P74">See also: </text:p>
          <text:list>
            <text:list-item>
              <text:p text:style-name="P74"><text:a xlink:type="simple" xlink:href="https://arma.sourceforge.net/docs.html#hess" text:style-name="Internet_20_link" text:visited-style-name="Visited_20_Internet_20_Link">hess()</text:a> </text:p>
            </text:list-item>
            <text:list-item>
              <text:p text:style-name="P74"><text:a xlink:type="simple" xlink:href="https://arma.sourceforge.net/docs.html#qz" text:style-name="Internet_20_link" text:visited-style-name="Visited_20_Internet_20_Link">qz()</text:a> </text:p>
            </text:list-item>
            <text:list-item>
              <text:p text:style-name="P74"><text:a xlink:type="simple" xlink:href="https://arma.sourceforge.net/docs.html#eig_gen" text:style-name="Internet_20_link" text:visited-style-name="Visited_20_Internet_20_Link">eig_gen()</text:a> </text:p>
            </text:list-item>
            <text:list-item>
              <text:p text:style-name="P74"><text:a xlink:type="simple" xlink:href="https://mathworld.wolfram.com/SchurDecomposition.html" text:style-name="Internet_20_link" text:visited-style-name="Visited_20_Internet_20_Link">Schur decomposition in MathWorld</text:a> </text:p>
            </text:list-item>
            <text:list-item>
              <text:p text:style-name="P74"><text:a xlink:type="simple" xlink:href="https://en.wikipedia.org/wiki/Schur_decomposition" text:style-name="Internet_20_link" text:visited-style-name="Visited_20_Internet_20_Link">Schur decomposition in Wikipedia</text:a> </text:p>
            </text:list-item>
          </text:list>
          <text:p text:style-name="P73"/>
        </text:list-item>
      </text:list>
      <text:p text:style-name="Horizontal_20_Line"/>
      <text:p text:style-name="P44"/>
      <text:p text:style-name="Text_20_body"><text:bookmark text:name="solve"/><text:span text:style-name="T1">X = solve( A, B )</text:span> <text:line-break/><text:span text:style-name="T1">X = solve( A, B, settings )</text:span> <text:line-break/><text:line-break/><text:span text:style-name="T1">solve( X, A, B )</text:span> <text:line-break/><text:span text:style-name="T1">solve( X, A, B, settings )</text:span> </text:p>
      <text:list xml:id="list2288007090" text:style-name="L16">
        <text:list-item>
          <text:p text:style-name="P76">Solve a <text:span text:style-name="T1">dense</text:span> system of linear equations, <text:span text:style-name="T3">A*X = B</text:span>, where <text:span text:style-name="T3">X</text:span> is unknown; similar functionality to the \ operator in Matlab/Octave, ie. <text:span text:style-name="T3">X = A \ B</text:span> </text:p>
        </text:list-item>
        <text:list-item>
          <text:p text:style-name="P76"><text:span text:style-name="T3">A</text:span> can be square sized (critically determined system), or non-square (under/over-determined system); <text:span text:style-name="T3">A</text:span> can be rank deficient </text:p>
        </text:list-item>
        <text:list-item>
          <text:p text:style-name="P76"><text:span text:style-name="T3">B</text:span> can be a vector or matrix </text:p>
        </text:list-item>
        <text:list-item>
          <text:p text:style-name="P76">The number of rows in <text:span text:style-name="T3">A</text:span> and <text:span text:style-name="T3">B</text:span> must be the same </text:p>
        </text:list-item>
        <text:list-item>
          <text:p text:style-name="P76">By default, matrix <text:span text:style-name="T3">A</text:span> is analysed to automatically determine whether it is a general matrix, band matrix, diagonal matrix, or symmetric/hermitian positive definite (sympd) matrix; based on the detected matrix structure, a specialised solver is used for faster execution; if no solution is found, an approximate solver is automatically used as a fallback; see the <text:a xlink:type="simple" xlink:href="https://arma.sourceforge.net/armadillo_solver_2020.pdf" text:style-name="Internet_20_link" text:visited-style-name="Visited_20_Internet_20_Link">associated paper</text:a> for more details </text:p>
        </text:list-item>
        <text:list-item>
          <text:p text:style-name="P76">If <text:span text:style-name="T3">A</text:span> is known to be a triangular matrix, the solution can be computed faster by explicitly indicating that <text:span text:style-name="T3">A</text:span> is triangular through <text:a xlink:type="simple" xlink:href="https://arma.sourceforge.net/docs.html#trimat" text:style-name="Internet_20_link" text:visited-style-name="Visited_20_Internet_20_Link">trimatu()</text:a> or <text:a xlink:type="simple" xlink:href="https://arma.sourceforge.net/docs.html#trimat" text:style-name="Internet_20_link" text:visited-style-name="Visited_20_Internet_20_Link">trimatl()</text:a>; see examples below </text:p>
        </text:list-item>
        <text:list-item>
          <text:p text:style-name="P75">The <text:span text:style-name="T3">settings</text:span> argument is optional; it is one of the following, or a combination thereof: 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Table_20_Contents"><text:span text:style-name="Source_20_Text">solve_opts::fast</text:span></text:p>
          </table:table-cell>
          <table:table-cell table:style-name="Table7.A1" office:value-type="string">
            <text:p text:style-name="Table_20_Contents">   </text:p>
          </table:table-cell>
          <table:table-cell table:style-name="Table7.A1" office:value-type="string">
            <text:p text:style-name="Table_20_Contents">fast mode: disable determining solution quality via rcond, disable iterative refinement, disable equilibration</text:p>
          </table:table-cell>
        </table:table-row>
        <table:table-row>
          <table:table-cell table:style-name="Table7.A1" office:value-type="string">
            <text:p text:style-name="Table_20_Contents"><text:span text:style-name="Source_20_Text">solve_opts::refine</text:span></text:p>
          </table:table-cell>
          <table:table-cell table:style-name="Table7.A1" office:value-type="string">
            <text:p text:style-name="Table_20_Contents">   </text:p>
          </table:table-cell>
          <table:table-cell table:style-name="Table7.A1" office:value-type="string">
            <text:p text:style-name="Table_20_Contents">apply iterative refinement to improve solution quality   (matrix <text:span text:style-name="T3">A</text:span> must be square)</text:p>
          </table:table-cell>
        </table:table-row>
        <table:table-row>
          <table:table-cell table:style-name="Table7.A1" office:value-type="string">
            <text:p text:style-name="Table_20_Contents"><text:span text:style-name="Source_20_Text">solve_opts::equilibrate</text:span></text:p>
          </table:table-cell>
          <table:table-cell table:style-name="Table7.A1" office:value-type="string">
            <text:p text:style-name="Table_20_Contents">   </text:p>
          </table:table-cell>
          <table:table-cell table:style-name="Table7.A1" office:value-type="string">
            <text:p text:style-name="Table_20_Contents">equilibrate the system before solving   (matrix <text:span text:style-name="T3">A</text:span> must be square)</text:p>
          </table:table-cell>
        </table:table-row>
        <table:table-row>
          <table:table-cell table:style-name="Table7.A1" office:value-type="string">
            <text:p text:style-name="Table_20_Contents"><text:span text:style-name="Source_20_Text">solve_opts::likely_sympd</text:span></text:p>
          </table:table-cell>
          <table:table-cell table:style-name="Table7.A1" office:value-type="string">
            <text:p text:style-name="Table_20_Contents">   </text:p>
          </table:table-cell>
          <table:table-cell table:style-name="Table7.A1" office:value-type="string">
            <text:p text:style-name="Table_20_Contents">indicate that matrix <text:span text:style-name="T3">A</text:span> is likely symmetric/hermitian positive <text:soft-page-break/>definite (sympd)</text:p>
          </table:table-cell>
        </table:table-row>
        <table:table-row>
          <table:table-cell table:style-name="Table7.A1" office:value-type="string">
            <text:p text:style-name="Table_20_Contents"><text:span text:style-name="Source_20_Text">solve_opts::allow_ugly</text:span></text:p>
          </table:table-cell>
          <table:table-cell table:style-name="Table7.A1" office:value-type="string">
            <text:p text:style-name="Table_20_Contents">   </text:p>
          </table:table-cell>
          <table:table-cell table:style-name="Table7.A1" office:value-type="string">
            <text:p text:style-name="Table_20_Contents">keep solutions of systems that are singular to working precision</text:p>
          </table:table-cell>
        </table:table-row>
        <table:table-row>
          <table:table-cell table:style-name="Table7.A1" office:value-type="string">
            <text:p text:style-name="Table_20_Contents"><text:span text:style-name="Source_20_Text">solve_opts::no_approx</text:span></text:p>
          </table:table-cell>
          <table:table-cell table:style-name="Table7.A1" office:value-type="string">
            <text:p text:style-name="Table_20_Contents">   </text:p>
          </table:table-cell>
          <table:table-cell table:style-name="Table7.A1" office:value-type="string">
            <text:p text:style-name="Table_20_Contents">do not find approximate solutions for rank deficient systems</text:p>
          </table:table-cell>
        </table:table-row>
        <table:table-row>
          <table:table-cell table:style-name="Table7.A1" office:value-type="string">
            <text:p text:style-name="Table_20_Contents"><text:span text:style-name="Source_20_Text">solve_opts::force_sym</text:span></text:p>
          </table:table-cell>
          <table:table-cell table:style-name="Table7.A1" office:value-type="string">
            <text:p text:style-name="Table_20_Contents">   </text:p>
          </table:table-cell>
          <table:table-cell table:style-name="Table7.A1" office:value-type="string">
            <text:p text:style-name="Table_20_Contents">force use of the symmetric/hermitian solver (not limited to sympd matrices)</text:p>
          </table:table-cell>
        </table:table-row>
        <table:table-row>
          <table:table-cell table:style-name="Table7.A1" office:value-type="string">
            <text:p text:style-name="Table_20_Contents"><text:span text:style-name="Source_20_Text">solve_opts::force_approx</text:span></text:p>
          </table:table-cell>
          <table:table-cell table:style-name="Table7.A1" office:value-type="string">
            <text:p text:style-name="Table_20_Contents">   </text:p>
          </table:table-cell>
          <table:table-cell table:style-name="Table7.A1" office:value-type="string">
            <text:p text:style-name="Table_20_Contents">force use of the approximate solver</text:p>
          </table:table-cell>
        </table:table-row>
      </table:table>
      <text:list xml:id="list25928603145787" text:continue-numbering="true" text:style-name="L16">
        <text:list-header>
          <text:p text:style-name="P76"><text:line-break/>the above settings can be combined using the <text:span text:style-name="Source_20_Text">+</text:span> operator; for example: <text:span text:style-name="Source_20_Text">solve_opts::fast + solve_opts::no_approx</text:span> </text:p>
        </text:list-header>
        <text:list-item>
          <text:p text:style-name="P76">If a rank deficient system is detected and the <text:span text:style-name="Source_20_Text">solve_opts::no_approx</text:span> option is <text:span text:style-name="T1">not</text:span> enabled, a warning is emitted and an approximate solution is attempted; <text:line-break/>since Armadillo 10.4, this warning can be disabled by setting <text:a xlink:type="simple" xlink:href="https://arma.sourceforge.net/docs.html#config_hpp" text:style-name="Internet_20_link" text:visited-style-name="Visited_20_Internet_20_Link">ARMA_WARN_LEVEL</text:a> to 1 before including the armadillo header: <text:line-break/><text:span text:style-name="Source_20_Text">#define ARMA_WARN_LEVEL 1</text:span> <text:line-break/><text:span text:style-name="Source_20_Text">#include &lt;armadillo&gt;</text:span> </text:p>
        </text:list-item>
        <text:list-item>
          <text:p text:style-name="P76"><text:span text:style-name="T1">Caveats:</text:span> </text:p>
          <text:list>
            <text:list-item>
              <text:p text:style-name="P76">using <text:span text:style-name="Source_20_Text">solve_opts::fast</text:span> will speed up finding the solution, but for poorly conditioned systems the solution may have lower quality </text:p>
            </text:list-item>
            <text:list-item>
              <text:p text:style-name="P76">not all sympd matrices are automatically detected; to directly indicate that matrix <text:span text:style-name="T3">A</text:span> is likely sympd, use <text:span text:style-name="Source_20_Text">solve_opts::likely_sympd</text:span> </text:p>
            </text:list-item>
            <text:list-item>
              <text:p text:style-name="P76">using <text:span text:style-name="Source_20_Text">solve_opts::force_approx</text:span> is only advised if the system is known to be rank deficient; the approximate solver is considerably slower </text:p>
            </text:list-item>
          </text:list>
          <text:p text:style-name="P76"/>
        </text:list-item>
        <text:list-item>
          <text:p text:style-name="P76">If no solution is found: </text:p>
          <text:list>
            <text:list-item>
              <text:p text:style-name="P76"><text:span text:style-name="T3">X = solve(A,B)</text:span> resets <text:span text:style-name="T3">X</text:span> and throws a <text:span text:style-name="T3">std::runtime_error</text:span> exception </text:p>
            </text:list-item>
            <text:list-item>
              <text:p text:style-name="P76"><text:span text:style-name="T3">solve(X,A,B)</text:span> resets <text:span text:style-name="T3">X</text:span> and returns a bool set to <text:span text:style-name="T3">false</text:span> (exception is not thrown) </text:p>
            </text:list-item>
          </text:list>
          <text:p text:style-name="P76"/>
        </text:list-item>
        <text:list-item>
          <text:p text:style-name="P76">Implementation details are available in the following paper: </text:p>
          <text:list>
            <text:list-header>
              <text:p text:style-name="P76">Conrad Sanderson and Ryan Curtin.<text:line-break/><text:a xlink:type="simple" xlink:href="https://arma.sourceforge.net/armadillo_solver_2020.pdf" text:style-name="Internet_20_link" text:visited-style-name="Visited_20_Internet_20_Link">An Adaptive Solver for Systems of Linear Equations</text:a>.<text:line-break/>International Conference on Signal Processing and Communication Systems, 2020. </text:p>
            </text:list-header>
          </text:list>
          <text:p text:style-name="P76"/>
        </text:list-item>
        <text:list-item>
          <text:p text:style-name="P75">Examples: </text:p>
          <text:list>
            <text:list-header>
              <text:p text:style-name="P31">mat A(5, 5, fill::randu);</text:p>
              <text:p text:style-name="P31">vec b(5, <text:s text:c="3"/>fill::randu);</text:p>
              <text:p text:style-name="P31">mat B(5, 5, fill::randu);</text:p>
              <text:p text:style-name="P31"/>
              <text:p text:style-name="P31">vec x1 = solve(A, b);</text:p>
              <text:p text:style-name="P31"/>
              <text:p text:style-name="P31">vec x2;</text:p>
              <text:p text:style-name="P31">bool status = solve(x2, A, b);</text:p>
              <text:p text:style-name="P31"/>
              <text:p text:style-name="P31">mat X1 = solve(A, B);</text:p>
              <text:p text:style-name="P31"/>
              <text:p text:style-name="P31">mat X2 = solve(A, B, solve_opts::fast); <text:s/>// enable fast mode</text:p>
              <text:p text:style-name="P31"/>
              <text:p text:style-name="P32"><text:soft-page-break/>mat X3 = solve(trimatu(A), B); <text:s/>// indicate that A is triangular</text:p>
            </text:list-header>
          </text:list>
          <text:p text:style-name="P76"/>
        </text:list-item>
        <text:list-item>
          <text:p text:style-name="P76">See also: </text:p>
          <text:list>
            <text:list-item>
              <text:p text:style-name="P76"><text:a xlink:type="simple" xlink:href="https://arma.sourceforge.net/docs.html#inv" text:style-name="Internet_20_link" text:visited-style-name="Visited_20_Internet_20_Link">inv()</text:a> </text:p>
            </text:list-item>
            <text:list-item>
              <text:p text:style-name="P76"><text:a xlink:type="simple" xlink:href="https://arma.sourceforge.net/docs.html#pinv" text:style-name="Internet_20_link" text:visited-style-name="Visited_20_Internet_20_Link">pinv()</text:a> </text:p>
            </text:list-item>
            <text:list-item>
              <text:p text:style-name="P76"><text:a xlink:type="simple" xlink:href="https://arma.sourceforge.net/docs.html#rcond" text:style-name="Internet_20_link" text:visited-style-name="Visited_20_Internet_20_Link">rcond()</text:a> </text:p>
            </text:list-item>
            <text:list-item>
              <text:p text:style-name="P76"><text:a xlink:type="simple" xlink:href="https://arma.sourceforge.net/docs.html#syl" text:style-name="Internet_20_link" text:visited-style-name="Visited_20_Internet_20_Link">syl()</text:a> </text:p>
            </text:list-item>
            <text:list-item>
              <text:p text:style-name="P76"><text:a xlink:type="simple" xlink:href="https://arma.sourceforge.net/docs.html#spsolve" text:style-name="Internet_20_link" text:visited-style-name="Visited_20_Internet_20_Link">spsolve()</text:a> - solve sparse system of linear equations </text:p>
            </text:list-item>
            <text:list-item>
              <text:p text:style-name="P76"><text:a xlink:type="simple" xlink:href="https://mathworld.wolfram.com/LinearSystemofEquations.html" text:style-name="Internet_20_link" text:visited-style-name="Visited_20_Internet_20_Link">linear system of equations in MathWorld</text:a> </text:p>
            </text:list-item>
            <text:list-item>
              <text:p text:style-name="P76"><text:a xlink:type="simple" xlink:href="https://en.wikipedia.org/wiki/Linear_system_of_equations" text:style-name="Internet_20_link" text:visited-style-name="Visited_20_Internet_20_Link">system of linear equations in Wikipedia</text:a> </text:p>
            </text:list-item>
            <text:list-item>
              <text:p text:style-name="P76"><text:a xlink:type="simple" xlink:href="https://en.wikipedia.org/wiki/Band_matrix" text:style-name="Internet_20_link" text:visited-style-name="Visited_20_Internet_20_Link">band matrix in Wikipedia</text:a> </text:p>
            </text:list-item>
            <text:list-item>
              <text:p text:style-name="P76"><text:a xlink:type="simple" xlink:href="https://en.wikipedia.org/wiki/Definiteness_of_a_matrix" text:style-name="Internet_20_link" text:visited-style-name="Visited_20_Internet_20_Link">definiteness of a matrix in Wikipedia</text:a> </text:p>
            </text:list-item>
            <text:list-item>
              <text:p text:style-name="P76"><text:a xlink:type="simple" xlink:href="https://mathworld.wolfram.com/PositiveDefiniteMatrix.html" text:style-name="Internet_20_link" text:visited-style-name="Visited_20_Internet_20_Link">positive definite matrix in MathWorld</text:a> </text:p>
            </text:list-item>
            <text:list-item>
              <text:p text:style-name="P76"><text:a xlink:type="simple" xlink:href="https://en.wikipedia.org/wiki/Iterative_refinement" text:style-name="Internet_20_link" text:visited-style-name="Visited_20_Internet_20_Link">iterative refinement</text:a> </text:p>
            </text:list-item>
            <text:list-item>
              <text:p text:style-name="P76"><text:a xlink:type="simple" xlink:href="https://ensmallen.org/" text:style-name="Internet_20_link" text:visited-style-name="Visited_20_Internet_20_Link">ensmallen</text:a> - C++ library for solving numerical optimisation problems </text:p>
            </text:list-item>
          </text:list>
          <text:p text:style-name="P75"/>
        </text:list-item>
      </text:list>
      <text:p text:style-name="Horizontal_20_Line"/>
      <text:p text:style-name="P44"/>
      <text:p text:style-name="Text_20_body"><text:bookmark text:name="svd"/><text:span text:style-name="T1">vec s = svd( X )</text:span> <text:line-break/><text:line-break/><text:span text:style-name="T1">svd( vec s, X )</text:span> <text:line-break/><text:line-break/><text:span text:style-name="T1">svd( mat U, vec s, mat V, mat X )</text:span> <text:line-break/><text:span text:style-name="T1">svd( mat U, vec s, mat V, mat X, method )</text:span> <text:line-break/><text:line-break/><text:span text:style-name="T1">svd( cx_mat U, vec s, cx_mat V, cx_mat X )</text:span> <text:line-break/><text:span text:style-name="T1">svd( cx_mat U, vec s, cx_mat V, cx_mat X, method )</text:span> </text:p>
      <text:list xml:id="list1128528487" text:style-name="L17">
        <text:list-item>
          <text:p text:style-name="P78">Singular value decomposition of <text:span text:style-name="T1">dense</text:span> matrix <text:span text:style-name="T3">X</text:span> </text:p>
        </text:list-item>
        <text:list-item>
          <text:p text:style-name="P78">If <text:span text:style-name="T3">X</text:span> is square, it can be reconstructed using <text:span text:style-name="T3">X = U*diagmat(s)*V.t()</text:span> </text:p>
        </text:list-item>
        <text:list-item>
          <text:p text:style-name="P78">The singular values are in descending order </text:p>
        </text:list-item>
        <text:list-item>
          <text:p text:style-name="P78">The <text:span text:style-name="T3">method</text:span> argument is optional; <text:span text:style-name="T3">method</text:span> is either <text:span text:style-name="Source_20_Text">"dc"</text:span> or <text:span text:style-name="Source_20_Text">"std"</text:span> </text:p>
          <text:list>
            <text:list-item>
              <text:p text:style-name="P78"><text:span text:style-name="Source_20_Text">"dc"</text:span> indicates divide-and-conquer method (default setting) </text:p>
            </text:list-item>
            <text:list-item>
              <text:p text:style-name="P78"><text:span text:style-name="Source_20_Text">"std"</text:span> indicates standard method </text:p>
            </text:list-item>
            <text:list-item>
              <text:p text:style-name="P78">the divide-and-conquer method provides slightly different results than the standard method, but is considerably faster for large matrices </text:p>
            </text:list-item>
          </text:list>
          <text:p text:style-name="P78"/>
        </text:list-item>
        <text:list-item>
          <text:p text:style-name="P78">If the decomposition fails, the output objects are reset and: </text:p>
          <text:list>
            <text:list-item>
              <text:p text:style-name="P78"><text:span text:style-name="T3">s = svd(X)</text:span> resets <text:span text:style-name="T3">s</text:span> and throws a <text:span text:style-name="T3">std::runtime_error</text:span> exception </text:p>
            </text:list-item>
            <text:list-item>
              <text:p text:style-name="P78"><text:span text:style-name="T3">svd(s,X)</text:span> resets <text:span text:style-name="T3">s</text:span> and returns a bool set to <text:span text:style-name="T3">false</text:span> (exception is not thrown) </text:p>
            </text:list-item>
            <text:list-item>
              <text:p text:style-name="P78"><text:span text:style-name="T3">svd(U,s,V,X)</text:span> resets <text:span text:style-name="T3">U</text:span>, <text:span text:style-name="T3">s</text:span>, <text:span text:style-name="T3">V</text:span> and returns a bool set to <text:span text:style-name="T3">false</text:span> (exception is not thrown) </text:p>
            </text:list-item>
          </text:list>
          <text:p text:style-name="P78"/>
        </text:list-item>
        <text:list-item>
          <text:p text:style-name="P77">Examples: </text:p>
          <text:list>
            <text:list-header>
              <text:p text:style-name="P33">mat X(5, 5, fill::randu);</text:p>
              <text:p text:style-name="P33"/>
              <text:p text:style-name="P33"><text:soft-page-break/>mat U;</text:p>
              <text:p text:style-name="P33">vec s;</text:p>
              <text:p text:style-name="P33">mat V;</text:p>
              <text:p text:style-name="P33"/>
              <text:p text:style-name="P34">svd(U,s,V,X);</text:p>
            </text:list-header>
          </text:list>
          <text:p text:style-name="P78"/>
        </text:list-item>
        <text:list-item>
          <text:p text:style-name="P78">See also: </text:p>
          <text:list>
            <text:list-item>
              <text:p text:style-name="P78"><text:a xlink:type="simple" xlink:href="https://arma.sourceforge.net/docs.html#svd_econ" text:style-name="Internet_20_link" text:visited-style-name="Visited_20_Internet_20_Link">svd_econ()</text:a> </text:p>
            </text:list-item>
            <text:list-item>
              <text:p text:style-name="P78"><text:a xlink:type="simple" xlink:href="https://arma.sourceforge.net/docs.html#eig_gen" text:style-name="Internet_20_link" text:visited-style-name="Visited_20_Internet_20_Link">eig_gen()</text:a> </text:p>
            </text:list-item>
            <text:list-item>
              <text:p text:style-name="P78"><text:a xlink:type="simple" xlink:href="https://arma.sourceforge.net/docs.html#eig_sym" text:style-name="Internet_20_link" text:visited-style-name="Visited_20_Internet_20_Link">eig_sym()</text:a> </text:p>
            </text:list-item>
            <text:list-item>
              <text:p text:style-name="P78"><text:a xlink:type="simple" xlink:href="https://arma.sourceforge.net/docs.html#princomp" text:style-name="Internet_20_link" text:visited-style-name="Visited_20_Internet_20_Link">princomp()</text:a> </text:p>
            </text:list-item>
            <text:list-item>
              <text:p text:style-name="P78"><text:a xlink:type="simple" xlink:href="https://arma.sourceforge.net/docs.html#pinv" text:style-name="Internet_20_link" text:visited-style-name="Visited_20_Internet_20_Link">pinv()</text:a> </text:p>
            </text:list-item>
            <text:list-item>
              <text:p text:style-name="P78"><text:a xlink:type="simple" xlink:href="https://arma.sourceforge.net/docs.html#svds" text:style-name="Internet_20_link" text:visited-style-name="Visited_20_Internet_20_Link">svds()</text:a> </text:p>
            </text:list-item>
            <text:list-item>
              <text:p text:style-name="P78"><text:a xlink:type="simple" xlink:href="https://en.wikipedia.org/wiki/Singular_value_decomposition" text:style-name="Internet_20_link" text:visited-style-name="Visited_20_Internet_20_Link">singular value decomposition in Wikipedia</text:a> </text:p>
            </text:list-item>
            <text:list-item>
              <text:p text:style-name="P78"><text:a xlink:type="simple" xlink:href="https://mathworld.wolfram.com/SingularValueDecomposition.html" text:style-name="Internet_20_link" text:visited-style-name="Visited_20_Internet_20_Link">singular value decomposition in MathWorld</text:a> </text:p>
            </text:list-item>
          </text:list>
          <text:p text:style-name="P77"/>
        </text:list-item>
      </text:list>
      <text:p text:style-name="Horizontal_20_Line"/>
      <text:p text:style-name="P44"/>
      <text:p text:style-name="Text_20_body"><text:bookmark text:name="svd_econ"/><text:span text:style-name="T1">svd_econ( mat U, vec s, mat V, mat X )</text:span> <text:line-break/><text:span text:style-name="T1">svd_econ( mat U, vec s, mat V, mat X, mode )</text:span> <text:line-break/><text:span text:style-name="T1">svd_econ( mat U, vec s, mat V, mat X, mode, method )</text:span> <text:line-break/><text:line-break/><text:span text:style-name="T1">svd_econ( cx_mat U, vec s, cx_mat V, cx_mat X )</text:span> <text:line-break/><text:span text:style-name="T1">svd_econ( cx_mat U, vec s, cx_mat V, cx_mat X, mode )</text:span> <text:line-break/><text:span text:style-name="T1">svd_econ( cx_mat U, vec s, cx_mat V, cx_mat X, mode, method )</text:span> </text:p>
      <text:list xml:id="list1517607157" text:style-name="L18">
        <text:list-item>
          <text:p text:style-name="P80">Economical singular value decomposition of <text:span text:style-name="T1">dense</text:span> matrix <text:span text:style-name="T3">X</text:span> </text:p>
        </text:list-item>
        <text:list-item>
          <text:p text:style-name="P80">The singular values are in descending order </text:p>
        </text:list-item>
        <text:list-item>
          <text:p text:style-name="P80">The <text:span text:style-name="T3">mode</text:span> argument is optional; <text:span text:style-name="T3">mode</text:span> is one of: 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42"/>
          </table:table-cell>
          <table:table-cell table:style-name="Table8.A1" office:value-type="string">
            <text:p text:style-name="P43"><text:span text:style-name="Source_20_Text">"both"</text:span></text:p>
          </table:table-cell>
          <table:table-cell table:style-name="Table8.A1" office:value-type="string">
            <text:p text:style-name="Table_20_Contents"> = </text:p>
          </table:table-cell>
          <table:table-cell table:style-name="Table8.A1" office:value-type="string">
            <text:p text:style-name="Table_20_Contents">compute both left and right singular vectors (default operation)</text:p>
          </table:table-cell>
        </table:table-row>
        <table:table-row>
          <table:table-cell table:style-name="Table8.A1" office:value-type="string">
            <text:p text:style-name="P42"/>
          </table:table-cell>
          <table:table-cell table:style-name="Table8.A1" office:value-type="string">
            <text:p text:style-name="P43"><text:span text:style-name="Source_20_Text">"left"</text:span></text:p>
          </table:table-cell>
          <table:table-cell table:style-name="Table8.A1" office:value-type="string">
            <text:p text:style-name="Table_20_Contents"> = </text:p>
          </table:table-cell>
          <table:table-cell table:style-name="Table8.A1" office:value-type="string">
            <text:p text:style-name="Table_20_Contents">compute only left singular vectors</text:p>
          </table:table-cell>
        </table:table-row>
        <table:table-row>
          <table:table-cell table:style-name="Table8.A1" office:value-type="string">
            <text:p text:style-name="P42"/>
          </table:table-cell>
          <table:table-cell table:style-name="Table8.A1" office:value-type="string">
            <text:p text:style-name="P43"><text:span text:style-name="Source_20_Text">"right"</text:span></text:p>
          </table:table-cell>
          <table:table-cell table:style-name="Table8.A1" office:value-type="string">
            <text:p text:style-name="Table_20_Contents"> = </text:p>
          </table:table-cell>
          <table:table-cell table:style-name="Table8.A1" office:value-type="string">
            <text:p text:style-name="Table_20_Contents">compute only right singular vectors</text:p>
          </table:table-cell>
        </table:table-row>
      </table:table>
      <text:list xml:id="list25929123763637" text:continue-numbering="true" text:style-name="L18">
        <text:list-header>
          <text:p text:style-name="P80"/>
        </text:list-header>
        <text:list-item>
          <text:p text:style-name="P80">The <text:span text:style-name="T3">method</text:span> argument is optional; <text:span text:style-name="T3">method</text:span> is either <text:span text:style-name="Source_20_Text">"dc"</text:span> or <text:span text:style-name="Source_20_Text">"std"</text:span> </text:p>
          <text:list>
            <text:list-item>
              <text:p text:style-name="P80"><text:span text:style-name="Source_20_Text">"dc"</text:span> indicates divide-and-conquer method (default setting) </text:p>
            </text:list-item>
            <text:list-item>
              <text:p text:style-name="P80"><text:span text:style-name="Source_20_Text">"std"</text:span> indicates standard method </text:p>
            </text:list-item>
            <text:list-item>
              <text:p text:style-name="P80">the divide-and-conquer method provides slightly different results than the standard method, but is considerably faster for large matrices </text:p>
            </text:list-item>
          </text:list>
          <text:p text:style-name="P80"/>
        </text:list-item>
        <text:list-item>
          <text:p text:style-name="P80">If the decomposition fails, <text:span text:style-name="T3">U</text:span>, <text:span text:style-name="T3">s</text:span>, <text:span text:style-name="T3">V</text:span> are reset and a bool set to <text:span text:style-name="T3">false</text:span> is returned (exception is not thrown) </text:p>
        </text:list-item>
        <text:list-item>
          <text:p text:style-name="P79">Examples: </text:p>
          <text:list>
            <text:list-header>
              <text:p text:style-name="P35">mat X(4, 5, fill::randu);</text:p>
              <text:p text:style-name="P35"/>
              <text:p text:style-name="P35">mat U;</text:p>
              <text:p text:style-name="P35">vec s;</text:p>
              <text:p text:style-name="P35"><text:soft-page-break/>mat V;</text:p>
              <text:p text:style-name="P35"/>
              <text:p text:style-name="P36">svd_econ(U, s, V, X);</text:p>
            </text:list-header>
          </text:list>
          <text:p text:style-name="P80"/>
        </text:list-item>
        <text:list-item>
          <text:p text:style-name="P80">See also: </text:p>
          <text:list>
            <text:list-item>
              <text:p text:style-name="P80"><text:a xlink:type="simple" xlink:href="https://arma.sourceforge.net/docs.html#svd" text:style-name="Internet_20_link" text:visited-style-name="Visited_20_Internet_20_Link">svd()</text:a> </text:p>
            </text:list-item>
            <text:list-item>
              <text:p text:style-name="P80"><text:a xlink:type="simple" xlink:href="https://arma.sourceforge.net/docs.html#eig_gen" text:style-name="Internet_20_link" text:visited-style-name="Visited_20_Internet_20_Link">eig_gen()</text:a> </text:p>
            </text:list-item>
            <text:list-item>
              <text:p text:style-name="P80"><text:a xlink:type="simple" xlink:href="https://arma.sourceforge.net/docs.html#eig_sym" text:style-name="Internet_20_link" text:visited-style-name="Visited_20_Internet_20_Link">eig_sym()</text:a> </text:p>
            </text:list-item>
            <text:list-item>
              <text:p text:style-name="P80"><text:a xlink:type="simple" xlink:href="https://arma.sourceforge.net/docs.html#princomp" text:style-name="Internet_20_link" text:visited-style-name="Visited_20_Internet_20_Link">princomp()</text:a> </text:p>
            </text:list-item>
            <text:list-item>
              <text:p text:style-name="P80"><text:a xlink:type="simple" xlink:href="https://arma.sourceforge.net/docs.html#svds" text:style-name="Internet_20_link" text:visited-style-name="Visited_20_Internet_20_Link">svds()</text:a> </text:p>
            </text:list-item>
            <text:list-item>
              <text:p text:style-name="P80"><text:a xlink:type="simple" xlink:href="https://en.wikipedia.org/wiki/Singular_value_decomposition" text:style-name="Internet_20_link" text:visited-style-name="Visited_20_Internet_20_Link">singular value decomposition in Wikipedia</text:a> </text:p>
            </text:list-item>
            <text:list-item>
              <text:p text:style-name="P80"><text:a xlink:type="simple" xlink:href="https://mathworld.wolfram.com/SingularValueDecomposition.html" text:style-name="Internet_20_link" text:visited-style-name="Visited_20_Internet_20_Link">singular value decomposition in MathWorld</text:a> </text:p>
            </text:list-item>
          </text:list>
          <text:p text:style-name="P79"/>
        </text:list-item>
      </text:list>
      <text:p text:style-name="Horizontal_20_Line"/>
      <text:p text:style-name="P44"/>
      <text:p text:style-name="Text_20_body"><text:bookmark text:name="syl"/><text:span text:style-name="T1">X = syl( A, B, C )</text:span> <text:line-break/><text:span text:style-name="T1">syl( X, A, B, C )</text:span> </text:p>
      <text:list xml:id="list2350558461" text:style-name="L19">
        <text:list-item>
          <text:p text:style-name="P82">Solve the Sylvester equation, ie. <text:span text:style-name="T3">AX + XB + C = 0</text:span>, where <text:span text:style-name="T3">X</text:span> is unknown </text:p>
        </text:list-item>
        <text:list-item>
          <text:p text:style-name="P82">Matrices <text:span text:style-name="T3">A</text:span>, <text:span text:style-name="T3">B</text:span> and <text:span text:style-name="T3">C</text:span> must be square sized </text:p>
        </text:list-item>
        <text:list-item>
          <text:p text:style-name="P82">If no solution is found: </text:p>
          <text:list>
            <text:list-item>
              <text:p text:style-name="P82"><text:span text:style-name="T3">syl(A,B,C)</text:span> resets <text:span text:style-name="T3">X</text:span> and throws a <text:span text:style-name="T3">std::runtime_error</text:span> exception </text:p>
            </text:list-item>
            <text:list-item>
              <text:p text:style-name="P82"><text:span text:style-name="T3">syl(X,A,B,C)</text:span> resets <text:span text:style-name="T3">X</text:span> and returns a bool set to <text:span text:style-name="T3">false</text:span> (exception is not thrown) </text:p>
            </text:list-item>
          </text:list>
          <text:p text:style-name="P82"/>
        </text:list-item>
        <text:list-item>
          <text:p text:style-name="P81">Examples: </text:p>
          <text:list>
            <text:list-header>
              <text:p text:style-name="P37">mat A(5, 5, fill::randu);</text:p>
              <text:p text:style-name="P37">mat B(5, 5, fill::randu);</text:p>
              <text:p text:style-name="P37">mat C(5, 5, fill::randu);</text:p>
              <text:p text:style-name="P37"/>
              <text:p text:style-name="P37">mat X1 = syl(A, B, C);</text:p>
              <text:p text:style-name="P37"/>
              <text:p text:style-name="P37">mat X2;</text:p>
              <text:p text:style-name="P38">syl(X2, A, B, C);</text:p>
            </text:list-header>
          </text:list>
          <text:p text:style-name="P82"/>
        </text:list-item>
        <text:list-item>
          <text:p text:style-name="P82">See also: </text:p>
          <text:list>
            <text:list-item>
              <text:p text:style-name="P82"><text:a xlink:type="simple" xlink:href="https://arma.sourceforge.net/docs.html#solve" text:style-name="Internet_20_link" text:visited-style-name="Visited_20_Internet_20_Link">solve()</text:a> </text:p>
            </text:list-item>
            <text:list-item>
              <text:p text:style-name="P81"><text:a xlink:type="simple" xlink:href="https://en.wikipedia.org/wiki/Sylvester_equation" text:style-name="Internet_20_link" text:visited-style-name="Visited_20_Internet_20_Link">Sylvester equation in Wikipedia</text:a> 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5T02:59:18.878638850</meta:creation-date>
    <dc:date>2025-06-15T02:59:27.058880328</dc:date>
    <meta:editing-duration>PT8S</meta:editing-duration>
    <meta:editing-cycles>1</meta:editing-cycles>
    <meta:document-statistic meta:table-count="8" meta:image-count="0" meta:object-count="0" meta:page-count="19" meta:paragraph-count="719" meta:word-count="4630" meta:character-count="25188" meta:non-whitespace-character-count="21153"/>
    <meta:generator>LibreOffice/7.3.7.2$Linux_X86_64 LibreOffice_project/30$Build-2</meta:generator>
  </office:meta>
</office:document-meta>
</file>